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image/png"/>
  <manifest:file-entry manifest:full-path="Pictures/10000000000003A8000001416BFAE9C4.jpg" manifest:media-type="image/jpeg"/>
  <manifest:file-entry manifest:full-path="Pictures/10000000000003C000000149DDA4D64C.jpg" manifest:media-type="image/jpeg"/>
  <manifest:file-entry manifest:full-path="Pictures/100002010000061E00000559248150B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8.1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9.5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9.6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67cm" fo:min-width="30.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5cm" fo:min-width="30.73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00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subtitle" style:list-style-name="L5">
      <style:graphic-properties draw:stroke="none" draw:fill="none" draw:fill-color="#ffffff" draw:textarea-horizontal-align="justify" draw:textarea-vertical-align="top" draw:auto-grow-height="true" draw:auto-grow-width="false" fo:min-height="1.87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6cm" draw:shadow="hidden"/>
    </style:style>
    <style:style style:name="pr4" style:family="presentation" style:parent-style-name="Default-outline1" style:list-style-name="L6">
      <style:graphic-properties draw:fill-color="#ffffff" draw:auto-grow-height="true" fo:min-height="5.897cm"/>
    </style:style>
    <style:style style:name="pr5" style:family="presentation" style:parent-style-name="Default-notes" style:list-style-name="L7">
      <style:graphic-properties draw:fill-color="#ffffff" draw:auto-grow-height="true" fo:min-height="13.365cm"/>
    </style:style>
    <style:style style:name="pr6" style:family="presentation" style:parent-style-name="Default-outline1" style:list-style-name="L6">
      <style:graphic-properties draw:fill-color="#ffffff" draw:auto-grow-height="true" fo:min-height="5.897cm"/>
    </style:style>
    <style:style style:name="pr7" style:family="presentation" style:parent-style-name="Default-notes" style:list-style-name="L7">
      <style:graphic-properties draw:fill-color="#ffffff" draw:auto-grow-height="true" fo:min-height="13.365cm"/>
    </style:style>
    <style:style style:name="pr8" style:family="presentation" style:parent-style-name="Default-outline1" style:list-style-name="L6">
      <style:graphic-properties draw:fill-color="#ffffff" draw:auto-grow-height="true" fo:min-height="5.897cm"/>
    </style:style>
    <style:style style:name="pr9" style:family="presentation" style:parent-style-name="Default-notes" style:list-style-name="L7">
      <style:graphic-properties draw:fill-color="#ffffff" draw:auto-grow-height="true" fo:min-height="13.365cm"/>
    </style:style>
    <style:style style:name="pr10" style:family="presentation" style:parent-style-name="Default-outline1" style:list-style-name="L6">
      <style:graphic-properties draw:fill-color="#ffffff" draw:auto-grow-height="true" fo:min-height="5.897cm"/>
    </style:style>
    <style:style style:name="pr11" style:family="presentation" style:parent-style-name="Default-notes" style:list-style-name="L7">
      <style:graphic-properties draw:fill-color="#ffffff" draw:auto-grow-height="true" fo:min-height="13.365cm"/>
    </style:style>
    <style:style style:name="pr12" style:family="presentation" style:parent-style-name="Default-outline1" style:list-style-name="L6">
      <style:graphic-properties draw:fill-color="#ffffff" draw:auto-grow-height="true" fo:min-height="5.897cm"/>
    </style:style>
    <style:style style:name="pr13" style:family="presentation" style:parent-style-name="Default-notes" style:list-style-name="L7">
      <style:graphic-properties draw:fill-color="#ffffff" draw:auto-grow-height="true" fo:min-height="13.365cm"/>
    </style:style>
    <style:style style:name="pr14" style:family="presentation" style:parent-style-name="Default-outline1" style:list-style-name="L6">
      <style:graphic-properties draw:fill-color="#ffffff" draw:auto-grow-height="true" fo:min-height="14.117cm"/>
    </style:style>
    <style:style style:name="pr15" style:family="presentation" style:parent-style-name="Default-notes" style:list-style-name="L7">
      <style:graphic-properties draw:fill-color="#ffffff" draw:auto-grow-height="true" fo:min-height="13.365cm"/>
    </style:style>
    <style:style style:name="pr16" style:family="presentation" style:parent-style-name="Default-outline1" style:list-style-name="L6">
      <style:graphic-properties draw:fill-color="#ffffff" draw:auto-grow-height="true" fo:min-height="14.396cm"/>
    </style:style>
    <style:style style:name="pr17" style:family="presentation" style:parent-style-name="Default-notes" style:list-style-name="L7">
      <style:graphic-properties draw:fill-color="#ffffff" draw:auto-grow-height="true" fo:min-height="13.365cm"/>
    </style:style>
    <style:style style:name="pr18" style:family="presentation" style:parent-style-name="Default-outline1" style:list-style-name="L6">
      <style:graphic-properties draw:fill-color="#ffffff" draw:auto-grow-height="true" fo:min-height="15.345cm"/>
    </style:style>
    <style:style style:name="pr19" style:family="presentation" style:parent-style-name="Default-notes" style:list-style-name="L7">
      <style:graphic-properties draw:fill-color="#ffffff" draw:auto-grow-height="true" fo:min-height="13.365cm"/>
    </style:style>
    <style:style style:name="pr20" style:family="presentation" style:parent-style-name="Default-outline1" style:list-style-name="L6">
      <style:graphic-properties draw:fill-color="#ffffff" draw:auto-grow-height="true" fo:min-height="5.897cm"/>
    </style:style>
    <style:style style:name="pr21" style:family="presentation" style:parent-style-name="Default-notes" style:list-style-name="L7">
      <style:graphic-properties draw:fill-color="#ffffff" draw:auto-grow-height="true" fo:min-height="13.365cm"/>
    </style:style>
    <style:style style:name="pr22" style:family="presentation" style:parent-style-name="Default-outline1" style:list-style-name="L6">
      <style:graphic-properties draw:fill-color="#ffffff" draw:auto-grow-height="true" fo:min-height="15.354cm"/>
    </style:style>
    <style:style style:name="pr23" style:family="presentation" style:parent-style-name="Default-notes" style:list-style-name="L7">
      <style:graphic-properties draw:fill-color="#ffffff" draw:auto-grow-height="true" fo:min-height="13.365cm"/>
    </style:style>
    <style:style style:name="pr24" style:family="presentation" style:parent-style-name="Default-outline1" style:list-style-name="L6">
      <style:graphic-properties draw:fill-color="#ffffff" draw:auto-grow-height="true" fo:min-height="5.897cm"/>
    </style:style>
    <style:style style:name="pr25" style:family="presentation" style:parent-style-name="Default-notes" style:list-style-name="L7">
      <style:graphic-properties draw:fill-color="#ffffff" draw:auto-grow-height="true" fo:min-height="13.365cm"/>
    </style:style>
    <style:style style:name="pr26" style:family="presentation" style:parent-style-name="Default-outline1" style:list-style-name="L6">
      <style:graphic-properties draw:fill-color="#ffffff" draw:auto-grow-height="true" fo:min-height="5.897cm"/>
    </style:style>
    <style:style style:name="pr27" style:family="presentation" style:parent-style-name="Default-notes" style:list-style-name="L7">
      <style:graphic-properties draw:fill-color="#ffffff" draw:auto-grow-height="true" fo:min-height="13.365cm"/>
    </style:style>
    <style:style style:name="pr28" style:family="presentation" style:parent-style-name="Default-outline1" style:list-style-name="L6">
      <style:graphic-properties draw:fill-color="#ffffff" draw:auto-grow-height="true" fo:min-height="15.158cm"/>
    </style:style>
    <style:style style:name="pr29" style:family="presentation" style:parent-style-name="Default-notes" style:list-style-name="L7">
      <style:graphic-properties draw:fill-color="#ffffff" draw:auto-grow-height="true" fo:min-height="13.365cm"/>
    </style:style>
    <style:style style:name="pr30" style:family="presentation" style:parent-style-name="Default-outline1" style:list-style-name="L6">
      <style:graphic-properties draw:fill-color="#ffffff" draw:auto-grow-height="true" fo:min-height="13.917cm"/>
    </style:style>
    <style:style style:name="pr31" style:family="presentation" style:parent-style-name="Default-notes" style:list-style-name="L7">
      <style:graphic-properties draw:fill-color="#ffffff" draw:auto-grow-height="true" fo:min-height="13.365cm"/>
    </style:style>
    <style:style style:name="pr32" style:family="presentation" style:parent-style-name="Default-outline1" style:list-style-name="L6">
      <style:graphic-properties draw:fill-color="#ffffff" draw:auto-grow-height="true" fo:min-height="5.897cm"/>
    </style:style>
    <style:style style:name="pr33" style:family="presentation" style:parent-style-name="Default-notes" style:list-style-name="L7">
      <style:graphic-properties draw:fill-color="#ffffff" draw:auto-grow-height="true" fo:min-height="13.365cm"/>
    </style:style>
    <style:style style:name="pr34" style:family="presentation" style:parent-style-name="Default-outline1" style:list-style-name="L6">
      <style:graphic-properties draw:fill-color="#ffffff" draw:auto-grow-height="true" fo:min-height="5.897cm"/>
    </style:style>
    <style:style style:name="pr35" style:family="presentation" style:parent-style-name="Default-notes" style:list-style-name="L7">
      <style:graphic-properties draw:fill-color="#ffffff" draw:auto-grow-height="true" fo:min-height="13.365cm"/>
    </style:style>
    <style:style style:name="pr36" style:family="presentation" style:parent-style-name="Default-outline1" style:list-style-name="L6">
      <style:graphic-properties draw:fill-color="#ffffff" draw:auto-grow-height="true" fo:min-height="13.97cm"/>
    </style:style>
    <style:style style:name="pr37" style:family="presentation" style:parent-style-name="Default-notes" style:list-style-name="L7">
      <style:graphic-properties draw:fill-color="#ffffff" draw:auto-grow-height="true" fo:min-height="13.365cm"/>
    </style:style>
    <style:style style:name="pr38" style:family="presentation" style:parent-style-name="Default-outline1" style:list-style-name="L6">
      <style:graphic-properties draw:fill-color="#ffffff" draw:auto-grow-height="true" fo:min-height="5.897cm"/>
    </style:style>
    <style:style style:name="pr39" style:family="presentation" style:parent-style-name="Default-notes" style:list-style-name="L7">
      <style:graphic-properties draw:fill-color="#ffffff" draw:auto-grow-height="true" fo:min-height="13.365cm"/>
    </style:style>
    <style:style style:name="pr40" style:family="presentation" style:parent-style-name="Default-outline1" style:list-style-name="L6">
      <style:graphic-properties draw:fill-color="#ffffff" draw:auto-grow-height="true" fo:min-height="5.897cm"/>
    </style:style>
    <style:style style:name="pr41" style:family="presentation" style:parent-style-name="Default-notes" style:list-style-name="L7">
      <style:graphic-properties draw:fill-color="#ffffff" draw:auto-grow-height="true" fo:min-height="13.365cm"/>
    </style:style>
    <style:style style:name="pr42" style:family="presentation" style:parent-style-name="Default-outline1" style:list-style-name="L6">
      <style:graphic-properties draw:fill-color="#ffffff" draw:auto-grow-height="true" fo:min-height="14.896cm"/>
    </style:style>
    <style:style style:name="pr43" style:family="presentation" style:parent-style-name="Default-notes" style:list-style-name="L7">
      <style:graphic-properties draw:fill-color="#ffffff" draw:auto-grow-height="true" fo:min-height="13.365cm"/>
    </style:style>
    <style:style style:name="pr44" style:family="presentation" style:parent-style-name="Default-outline1" style:list-style-name="L6">
      <style:graphic-properties draw:fill-color="#ffffff" draw:auto-grow-height="true" fo:min-height="5.897cm"/>
    </style:style>
    <style:style style:name="pr45" style:family="presentation" style:parent-style-name="Default-notes" style:list-style-name="L7">
      <style:graphic-properties draw:fill-color="#ffffff" draw:auto-grow-height="true" fo:min-height="13.365cm"/>
    </style:style>
    <style:style style:name="pr46" style:family="presentation" style:parent-style-name="Default-outline1" style:list-style-name="L6">
      <style:graphic-properties draw:fill-color="#ffffff" draw:auto-grow-height="true" fo:min-height="15.283cm"/>
    </style:style>
    <style:style style:name="pr47" style:family="presentation" style:parent-style-name="Default-notes" style:list-style-name="L7">
      <style:graphic-properties draw:fill-color="#ffffff" draw:auto-grow-height="true" fo:min-height="13.365cm"/>
    </style:style>
    <style:style style:name="pr48" style:family="presentation" style:parent-style-name="Default-outline1" style:list-style-name="L6">
      <style:graphic-properties draw:fill-color="#ffffff" draw:auto-grow-height="true" fo:min-height="14.994cm"/>
    </style:style>
    <style:style style:name="pr49" style:family="presentation" style:parent-style-name="Default-notes" style:list-style-name="L7">
      <style:graphic-properties draw:fill-color="#ffffff" draw:auto-grow-height="true" fo:min-height="13.365cm"/>
    </style:style>
    <style:style style:name="pr50" style:family="presentation" style:parent-style-name="Default-outline1" style:list-style-name="L6">
      <style:graphic-properties draw:fill-color="#ffffff" draw:auto-grow-height="true" fo:min-height="5.897cm"/>
    </style:style>
    <style:style style:name="pr51" style:family="presentation" style:parent-style-name="Default-notes" style:list-style-name="L7">
      <style:graphic-properties draw:fill-color="#ffffff" draw:auto-grow-height="true" fo:min-height="13.365cm"/>
    </style:style>
    <style:style style:name="pr52" style:family="presentation" style:parent-style-name="Default-outline1" style:list-style-name="L6">
      <style:graphic-properties draw:fill-color="#ffffff" draw:auto-grow-height="true" fo:min-height="5.897cm"/>
    </style:style>
    <style:style style:name="pr53" style:family="presentation" style:parent-style-name="Default-notes" style:list-style-name="L7">
      <style:graphic-properties draw:fill-color="#ffffff" draw:auto-grow-height="true" fo:min-height="13.365cm"/>
    </style:style>
    <style:style style:name="pr54" style:family="presentation" style:parent-style-name="Default-outline1" style:list-style-name="L6">
      <style:graphic-properties draw:fill-color="#ffffff" draw:auto-grow-height="true" fo:min-height="15.354cm"/>
    </style:style>
    <style:style style:name="pr55" style:family="presentation" style:parent-style-name="Default-notes" style:list-style-name="L7">
      <style:graphic-properties draw:fill-color="#ffffff" draw:auto-grow-height="true" fo:min-height="13.365cm"/>
    </style:style>
    <style:style style:name="pr56" style:family="presentation" style:parent-style-name="Default-outline1" style:list-style-name="L6">
      <style:graphic-properties draw:fill-color="#ffffff" draw:auto-grow-height="true" fo:min-height="15.389cm"/>
    </style:style>
    <style:style style:name="pr57" style:family="presentation" style:parent-style-name="Default-notes" style:list-style-name="L7">
      <style:graphic-properties draw:fill-color="#ffffff" draw:auto-grow-height="true" fo:min-height="13.365cm"/>
    </style:style>
    <style:style style:name="pr58" style:family="presentation" style:parent-style-name="Default-outline1" style:list-style-name="L6">
      <style:graphic-properties draw:fill-color="#ffffff" draw:auto-grow-height="true" fo:min-height="15.482cm"/>
    </style:style>
    <style:style style:name="pr59" style:family="presentation" style:parent-style-name="Default-notes" style:list-style-name="L7">
      <style:graphic-properties draw:fill-color="#ffffff" draw:auto-grow-height="true" fo:min-height="13.365cm"/>
    </style:style>
    <style:style style:name="pr60" style:family="presentation" style:parent-style-name="Default-outline1" style:list-style-name="L6">
      <style:graphic-properties draw:fill-color="#ffffff" draw:auto-grow-height="true" fo:min-height="14.703cm"/>
    </style:style>
    <style:style style:name="pr61" style:family="presentation" style:parent-style-name="Default-notes" style:list-style-name="L7">
      <style:graphic-properties draw:fill-color="#ffffff" draw:auto-grow-height="true" fo:min-height="13.365cm"/>
    </style:style>
    <style:style style:name="pr62" style:family="presentation" style:parent-style-name="Default-outline1" style:list-style-name="L6">
      <style:graphic-properties draw:fill-color="#ffffff" draw:auto-grow-height="true" fo:min-height="15.412cm"/>
    </style:style>
    <style:style style:name="pr63" style:family="presentation" style:parent-style-name="Default-notes" style:list-style-name="L7">
      <style:graphic-properties draw:fill-color="#ffffff" draw:auto-grow-height="true" fo:min-height="13.365cm"/>
    </style:style>
    <style:style style:name="pr64" style:family="presentation" style:parent-style-name="Default-outline1" style:list-style-name="L6">
      <style:graphic-properties draw:fill-color="#ffffff" draw:auto-grow-height="true" fo:min-height="13.865cm"/>
    </style:style>
    <style:style style:name="pr65" style:family="presentation" style:parent-style-name="Default-notes" style:list-style-name="L7">
      <style:graphic-properties draw:fill-color="#ffffff" draw:auto-grow-height="true" fo:min-height="13.365cm"/>
    </style:style>
    <style:style style:name="pr66" style:family="presentation" style:parent-style-name="Default-outline1" style:list-style-name="L6">
      <style:graphic-properties draw:fill-color="#ffffff" draw:auto-grow-height="true" fo:min-height="15.559cm"/>
    </style:style>
    <style:style style:name="pr67" style:family="presentation" style:parent-style-name="Default-notes" style:list-style-name="L7">
      <style:graphic-properties draw:fill-color="#ffffff" draw:auto-grow-height="true" fo:min-height="13.365cm"/>
    </style:style>
    <style:style style:name="pr68" style:family="presentation" style:parent-style-name="Default-outline1" style:list-style-name="L6">
      <style:graphic-properties draw:fill-color="#ffffff" draw:auto-grow-height="true" fo:min-height="14.994cm"/>
    </style:style>
    <style:style style:name="pr69" style:family="presentation" style:parent-style-name="Default-notes" style:list-style-name="L7">
      <style:graphic-properties draw:fill-color="#ffffff" draw:auto-grow-height="true" fo:min-height="13.365cm"/>
    </style:style>
    <style:style style:name="pr70" style:family="presentation" style:parent-style-name="Default-outline1" style:list-style-name="L6">
      <style:graphic-properties draw:fill-color="#ffffff" draw:auto-grow-height="true" fo:min-height="15.357cm"/>
    </style:style>
    <style:style style:name="pr71" style:family="presentation" style:parent-style-name="Default-notes" style:list-style-name="L7">
      <style:graphic-properties draw:fill-color="#ffffff" draw:auto-grow-height="true" fo:min-height="13.365cm"/>
    </style:style>
    <style:style style:name="pr72" style:family="presentation" style:parent-style-name="Default-outline1" style:list-style-name="L6">
      <style:graphic-properties draw:fill-color="#ffffff" draw:auto-grow-height="true" fo:min-height="5.897cm"/>
    </style:style>
    <style:style style:name="pr73" style:family="presentation" style:parent-style-name="Default-notes" style:list-style-name="L7">
      <style:graphic-properties draw:fill-color="#ffffff" draw:auto-grow-height="true" fo:min-height="13.365cm"/>
    </style:style>
    <style:style style:name="pr74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925cm" fo:min-width="0cm" fo:padding-top="0.13cm" fo:padding-bottom="0.13cm" fo:padding-left="0.25cm" fo:padding-right="0.25cm" fo:wrap-option="wrap" draw:shadow="hidden" draw:shadow-color="#808080"/>
    </style:style>
    <style:style style:name="pr75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1" style:family="paragraph">
      <style:paragraph-properties fo:margin-left="0cm" fo:margin-right="0cm" fo:margin-top="0.335cm" fo:margin-bottom="0cm" fo:line-height="90%" fo:text-align="center" fo:text-indent="0cm" style:punctuation-wrap="hanging" style:line-break="strict"/>
    </style:style>
    <style:style style:name="P2" style:family="paragraph">
      <style:paragraph-properties text:enable-numbering="false" fo:margin-left="0cm" fo:margin-right="0cm" fo:margin-top="0.335cm" fo:margin-bottom="0cm" fo:line-height="90%" fo:text-align="center" fo:text-indent="0cm" style:punctuation-wrap="hanging" style:line-break="strict" style:writing-mode="lr-tb"/>
    </style:style>
    <style:style style:name="P3" style:family="paragraph">
      <style:paragraph-properties fo:margin-left="1.27cm" fo:margin-right="0cm" fo:margin-top="0.114cm" fo:margin-bottom="0.229cm" fo:line-height="95%" fo:text-indent="0cm" style:punctuation-wrap="hanging" style:line-break="strict"/>
    </style:style>
    <style:style style:name="P4" style:family="paragraph">
      <style:paragraph-properties text:enable-numbering="false" fo:margin-left="1.27cm" fo:margin-right="0cm" fo:margin-top="0.114cm" fo:margin-bottom="0.229cm" fo:line-height="95%" fo:text-indent="0cm" style:punctuation-wrap="hanging" style:line-break="strict" style:writing-mode="lr-tb"/>
      <style:text-properties fo:font-size="27.2999992370605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ffffff" fo:font-family="'DejaVu Sans'" style:font-family-generic="swiss" style:font-pitch="variable" fo:font-size="40pt"/>
    </style:style>
    <style:style style:name="P8" style:family="paragraph">
      <style:paragraph-properties text:enable-numbering="false" fo:margin-left="1.753cm" fo:margin-right="0cm" fo:text-indent="0cm"/>
      <style:text-properties fo:font-family="'DejaVu Sans'" style:font-family-generic="swiss" style:font-pitch="variable" fo:font-weight="bold" style:font-weight-asian="bold" style:font-weight-complex="bold"/>
    </style:style>
    <style:style style:name="P9" style:family="paragraph">
      <style:paragraph-properties fo:margin-left="0.6cm" fo:margin-right="0cm" fo:text-indent="-0.6cm"/>
      <style:text-properties fo:font-size="12pt"/>
    </style:style>
    <style:style style:name="P10" style:family="paragraph">
      <style:paragraph-properties text:enable-numbering="false" fo:margin-left="1.753cm" fo:margin-right="0cm" fo:text-indent="0cm"/>
      <style:text-properties fo:font-family="'DejaVu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margin-left="0cm" fo:margin-right="0cm" fo:text-indent="0cm"/>
      <style:text-properties fo:color="#ffffff" fo:font-family="'DejaVu Sans'" style:font-family-generic="swiss" style:font-pitch="variable" fo:font-size="36pt" style:font-size-asian="36pt" style:font-size-complex="36pt"/>
    </style:style>
    <style:style style:name="P12" style:family="paragraph">
      <style:paragraph-properties fo:margin-left="0cm" fo:margin-right="0cm" fo:text-indent="0cm"/>
      <style:text-properties fo:color="#ffffff" fo:font-size="40pt"/>
    </style:style>
    <style:style style:name="P13" style:family="paragraph">
      <style:paragraph-properties text:enable-numbering="false" fo:margin-left="1.753cm" fo:margin-right="0cm" fo:text-indent="0cm"/>
      <style:text-properties fo:font-weight="bold" style:font-weight-asian="bold" style:font-weight-complex="bold"/>
    </style:style>
    <style:style style:name="P14" style:family="paragraph">
      <style:paragraph-properties text:enable-numbering="false" fo:margin-left="1.753cm" fo:margin-right="0cm" fo:text-indent="0cm"/>
      <style:text-properties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text:enable-numbering="false" fo:margin-left="1.753cm" fo:margin-right="0cm" fo:text-indent="0cm"/>
      <style:text-properties fo:font-family="'DejaVu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16" style:family="paragraph">
      <style:paragraph-properties fo:margin-left="0cm" fo:margin-right="0cm" fo:margin-top="0.335cm" fo:margin-bottom="0cm" fo:line-height="85%" fo:text-align="center" fo:text-indent="0cm" style:punctuation-wrap="hanging" style:line-break="strict"/>
    </style:style>
    <style:style style:name="P17" style:family="paragraph">
      <style:paragraph-properties text:enable-numbering="false" fo:margin-left="0cm" fo:margin-right="0cm" fo:margin-top="0.335cm" fo:margin-bottom="0cm" fo:line-height="85%" fo:text-align="center" fo:text-indent="0cm" style:punctuation-wrap="hanging" style:line-break="strict" style:writing-mode="lr-tb"/>
    </style:style>
    <style:style style:name="T1" style:family="text">
      <style:text-properties fo:color="#000000" fo:language="en" fo:country="GB"/>
    </style:style>
    <style:style style:name="T2" style:family="text">
      <style:text-properties fo:color="#ccccff" fo:font-size="27.2999992370605pt" fo:language="en" fo:country="GB"/>
    </style:style>
    <style:style style:name="T3" style:family="text">
      <style:text-properties fo:color="#ffffff" fo:font-family="'DejaVu Sans'" style:font-family-generic="swiss" style:font-pitch="variable" fo:font-size="40pt"/>
    </style:style>
    <style:style style:name="T4" style:family="text">
      <style:text-properties fo:font-family="'DejaVu Sans'" style:font-family-generic="swiss" style:font-pitch="variable" fo:font-size="24pt" fo:font-weight="normal" style:font-weight-asian="normal" style:font-weight-complex="normal"/>
    </style:style>
    <style:style style:name="T5" style:family="text">
      <style:text-properties fo:font-size="24pt"/>
    </style:style>
    <style:style style:name="T6" style:family="text">
      <style:text-properties fo:color="#004586" fo:font-family="'DejaVu Sans'" style:font-family-generic="swiss" style:font-pitch="variable" fo:font-size="24pt" fo:font-weight="normal" style:font-weight-asian="normal" style:font-weight-complex="normal"/>
    </style:style>
    <style:style style:name="T7" style:family="text">
      <style:text-properties fo:font-family="'DejaVu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font-family="'DejaVu Sans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family="'DejaVu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000000" fo:font-family="'DejaVu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font-family="'DejaVu Sans'" style:font-family-generic="swiss" style:font-pitch="variable" fo:font-size="22pt" fo:font-weight="normal" style:font-size-asian="20pt" style:font-weight-asian="normal" style:font-size-complex="20pt" style:font-weight-complex="normal"/>
    </style:style>
    <style:style style:name="T12" style:family="text">
      <style:text-properties fo:font-family="'DejaVu Sans'" style:font-family-generic="swiss" style:font-pitch="variable"/>
    </style:style>
    <style:style style:name="T13" style:family="text">
      <style:text-properties fo:color="#ffffff" fo:font-family="'DejaVu Sans'" style:font-family-generic="swiss" style:font-pitch="variable" fo:font-size="36pt" style:font-size-asian="36pt" style:font-size-complex="36pt"/>
    </style:style>
    <style:style style:name="T14" style:family="text">
      <style:text-properties fo:font-family="'DejaVu Sans'" style:font-family-generic="swiss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5" style:family="text">
      <style:text-properties fo:color="#ffffff" fo:font-size="36pt" style:font-size-asian="36pt" style:font-size-complex="36pt"/>
    </style:style>
    <style:style style:name="T16" style:family="text">
      <style:text-properties fo:font-family="'Bitstream Vera Sans'" style:font-pitch="variable"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font-family="'Bitstream Vera Sans'" style:font-pitch="variable"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color="#ff0000" fo:font-family="'DejaVu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color="#ff0000" fo:font-family="'Bitstream Vera Sans'" style:font-pitch="variable" fo:font-size="22pt" fo:font-weight="normal" style:font-size-asian="22pt" style:font-weight-asian="normal" style:font-size-complex="22pt" style:font-weight-complex="normal"/>
    </style:style>
    <style:style style:name="T21" style:family="text">
      <style:text-properties fo:font-family="'DejaVu Sans'" style:font-family-generic="swiss" style:font-pitch="variable" fo:font-size="24pt" style:font-size-asian="24pt" style:font-size-complex="24pt"/>
    </style:style>
    <style:style style:name="T22" style:family="text">
      <style:text-properties fo:font-family="'DejaVu Sans'" style:font-family-generic="swiss" style:font-pitch="variable" fo:font-size="22pt" style:font-size-asian="22pt" style:font-size-complex="22pt"/>
    </style:style>
    <style:style style:name="T23" style:family="text">
      <style:text-properties fo:font-family="'DejaVu Sans'" style:font-family-generic="swiss" style:font-pitch="variable"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'Century Gothic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1.75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7.2cm" svg:height="3.264cm" svg:x="2.666cm" svg:y="9.776cm" presentation:class="title" presentation:user-transformed="true">
          <draw:text-box>
            <text:p text:style-name="P1"><text:span text:style-name="T1">HTML tag-երի նկարագիրը</text:span></text:p>
          </draw:text-box>
        </draw:frame>
        <draw:frame presentation:style-name="pr2" draw:text-style-name="P4" draw:layer="layout" svg:width="22.4cm" svg:height="2.13cm" svg:x="4.801cm" svg:y="15.24cm">
          <draw:text-box>
            <text:p text:style-name="P3"><text:span text:style-name="T2"><text:a xlink:href="http://www.instigate-training-center.am/" xlink:type="simple">www.instigate-training-center.am</text:a>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Թեմաներ</text:span></text:p>
          </draw:text-box>
        </draw:frame>
        <draw:frame presentation:style-name="pr4" draw:text-style-name="P8" draw:layer="layout" svg:width="28.602cm" svg:height="13.187cm" svg:x="1.878cm" svg:y="4.684cm" presentation:class="outline" presentation:user-transformed="true">
          <draw:text-box>
            <text:list text:style-name="L4">
              <text:list-item>
                <text:p><text:span text:style-name="T4">Head Tag</text:span></text:p>
              </text:list-item>
              <text:list-item>
                <text:p><text:span text:style-name="T4">Էլեմենտների (Element) ենթախմբեր</text:span></text:p>
              </text:list-item>
              <text:list-item>
                <text:p><text:span text:style-name="T4">HTML Entity-ներ</text:span></text:p>
              </text:list-item>
              <text:list-item>
                <text:p><text:span text:style-name="T4">HTML գույներ (Colors)</text:span></text:p>
              </text:list-item>
              <text:list-item>
                <text:p><text:span text:style-name="T4">Գլոբալ ատրիբուտներ (Global Attributes) <text:s/></text:span></text:p>
              </text:list-item>
              <text:list-item>
                <text:p><text:span text:style-name="T4">Պարբերություններ</text:span></text:p>
              </text:list-item>
              <text:list-item>
                <text:p><text:span text:style-name="T4">Տեքստի ֆորմատավորում</text:span></text:p>
              </text:list-item>
              <text:list-item>
                <text:p><text:span text:style-name="T4">Հիպերհղումներ (Hyperlinks)</text:span></text:p>
              </text:list-item>
              <text:list-item>
                <text:p><text:span text:style-name="T4">Վերնագրեր (Headings) </text:span></text:p>
              </text:list-item>
              <text:list-item>
                <text:p><text:span text:style-name="T4">Նկարներ (Images)</text:span></text:p>
              </text:list-item>
              <text:list-item>
                <text:p><text:span text:style-name="T4">Ցուցակներ (Lists)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" presentation:class="page"/>
          <draw:frame presentation:style-name="pr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Թեմաներ (շար.)</text:span></text:p>
          </draw:text-box>
        </draw:frame>
        <draw:frame presentation:style-name="pr6" draw:text-style-name="P8" draw:layer="layout" svg:width="28.602cm" svg:height="7.087cm" svg:x="1.878cm" svg:y="4.684cm" presentation:class="outline" presentation:user-transformed="true">
          <draw:text-box>
            <text:list text:style-name="L4">
              <text:list-item>
                <text:p><text:span text:style-name="T4">Աղյուսակներ (Tables) </text:span></text:p>
              </text:list-item>
              <text:list-item>
                <text:p><text:span text:style-name="T5">HTML-ի</text:span><text:span text:style-name="T4"> </text:span><text:span text:style-name="T5">արտաքին</text:span><text:span text:style-name="T6"> </text:span><text:span text:style-name="T5">տեսք</text:span><text:span text:style-name="T4"> (Layouts) – Div</text:span></text:p>
              </text:list-item>
              <text:list-item>
                <text:p><text:span text:style-name="T4">HTML-ի արտաքին տեսք (Layouts) – Span</text:span></text:p>
              </text:list-item>
              <text:list-item>
                <text:p><text:span text:style-name="T4">Form-եր</text:span></text:p>
              </text:list-item>
              <text:list-item>
                <text:p><text:span text:style-name="T4">Iframe-ներ</text:span></text:p>
              </text:list-item>
              <text:list-item>
                <text:p><text:span text:style-name="T4">URL կոդավորում (Encoding)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3" presentation:class="page"/>
          <draw:frame presentation:style-name="pr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HTML Head</text:span></text:p>
          </draw:text-box>
        </draw:frame>
        <draw:frame presentation:style-name="pr8" draw:text-style-name="P8" draw:layer="layout" svg:width="28.602cm" svg:height="15.118cm" svg:x="1.905cm" svg:y="3.932cm" presentation:class="outline" presentation:user-transformed="true">
          <draw:text-box>
            <text:list text:style-name="L4">
              <text:list-item>
                <text:p><text:span text:style-name="T4">&lt;head&gt; էլեմենտը կոնտեյներ է բոլոր head էլեմենտների համար։</text:span></text:p>
              </text:list-item>
              <text:list-item>
                <text:p><text:span text:style-name="T4">&lt;head&gt;-ի մեջ գտնվող էլեմենտները կարող են լինել սկրիպտներ, որոնք տեղեկացնում են browser-ին, թե ինչպես գտնել style sheet-երը, տրամադրում են meta տեղեկություն և այլն։</text:span></text:p>
              </text:list-item>
              <text:list-item>
                <text:p><text:span text:style-name="T4">Հետևյալ tag-երը կարող են ավելացվել head հատվածում</text:span></text:p>
                <text:list>
                  <text:list-item>
                    <text:p><text:span text:style-name="T7">&lt;title&gt;, &lt;style&gt;, &lt;meta&gt;, &lt;link&gt;, &lt;script&gt;, &lt;noscript&gt;, &lt;base&gt;.</text:span></text:p>
                  </text:list-item>
                </text:list>
              </text:list-item>
              <text:list-item>
                <text:p><text:span text:style-name="T4">HTML &lt;title&gt; էլեմենտ</text:span></text:p>
                <text:list>
                  <text:list-item>
                    <text:p><text:span text:style-name="T8">&lt;title&gt; tag-ը սահմանում է փաստաթղթի վերնագիրը</text:span></text:p>
                  </text:list-item>
                  <text:list-item>
                    <text:p><text:span text:style-name="T8">&lt;title&gt; tag-ը սահմանում է վերնագիր browser-ի համար</text:span></text:p>
                  </text:list-item>
                  <text:list-item>
                    <text:p><text:span text:style-name="T8">&lt;title&gt; tag-ը վերնագիր է նախնտրելի էջերի (favorite) համար</text:span></text:p>
                  </text:list-item>
                  <text:list-item>
                    <text:p><text:span text:style-name="T8">&lt;title&gt; tag-ը երևում է որպես վերնագիր փնտրման համակարգերի արդյունքի մեջ</text:span></text:p>
                  </text:list-item>
                  <text:list-item>
                    <text:p><text:span text:style-name="T8">&lt;title&gt; tag-ը չպետք է 70 սիմվոլից երկար լինի 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4" presentation:class="page"/>
          <draw:frame presentation:style-name="pr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HTML Head (շար.)</text:span></text:p>
          </draw:text-box>
        </draw:frame>
        <draw:frame presentation:style-name="pr10" draw:text-style-name="P8" draw:layer="layout" svg:width="28.602cm" svg:height="12.209cm" svg:x="1.878cm" svg:y="4.684cm" presentation:class="outline" presentation:user-transformed="true">
          <draw:text-box>
            <text:list text:style-name="L4">
              <text:list-item>
                <text:p><text:span text:style-name="T4">HTML &lt;base&gt; էլեմենտ</text:span></text:p>
                <text:list>
                  <text:list-item>
                    <text:p><text:span text:style-name="T7">&lt;base&gt; tag-ը սահմանում է արմատային (base) URL բոլոր հարաբերական (relative) URL-ների համար էջում:</text:span></text:p>
                    <text:list>
                      <text:list-item>
                        <text:p><text:span text:style-name="T7">&lt;head&gt;</text:span></text:p>
                        <text:p><text:span text:style-name="T7">&lt;base href="http://www.mysite.com/images/" target="_blank"&gt;</text:span></text:p>
                        <text:p><text:span text:style-name="T7">&lt;/head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9">HTML &lt;link&gt; էլեմենտ</text:span></text:p>
                <text:list>
                  <text:list-item>
                    <text:p><text:span text:style-name="T7">&lt;link&gt; tag-ը սահմանում է կապ փաստաթղթի և արտաքին ռեսուրսի միջև</text:span></text:p>
                  </text:list-item>
                  <text:list-item>
                    <text:p><text:span text:style-name="T7">&lt;link&gt; tag-ը մեծամասամբ օգտագործվում է style sheet-երի հետ կապելու համար:</text:span></text:p>
                    <text:list>
                      <text:list-item>
                        <text:p><text:span text:style-name="T7">&lt;link rel="stylesheet" type="text/css" href="mystyle.css"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5" presentation:class="page"/>
          <draw:frame presentation:style-name="pr1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HTML Head (շար.)</text:span></text:p>
          </draw:text-box>
        </draw:frame>
        <draw:frame presentation:style-name="pr12" draw:text-style-name="P8" draw:layer="layout" svg:width="28.602cm" svg:height="11.034cm" svg:x="1.878cm" svg:y="4.684cm" presentation:class="outline" presentation:user-transformed="true">
          <draw:text-box>
            <text:list text:style-name="L4">
              <text:list-item>
                <text:p><text:span text:style-name="T7">HTML &lt;style&gt; էլեմենտ</text:span></text:p>
                <text:list>
                  <text:list-item>
                    <text:p><text:span text:style-name="T7">&lt;style&gt; tag-ը օգտագործվում է սահմանելու HTML փաստաթղթի ոճային </text:span><text:span text:style-name="T10">(style)</text:span><text:span text:style-name="T7"> ինֆորմացիան:</text:span></text:p>
                  </text:list-item>
                  <text:list-item>
                    <text:p><text:span text:style-name="T7">&lt;style&gt; էլեմենտի մեջ մենք նշում ենք, թե ինչպես պետք է HTML էլեմենտները ներկայացվեն browser-ում:</text:span></text:p>
                    <text:list>
                      <text:list-item>
                        <text:p><text:span text:style-name="T7">&lt;head&gt;</text:span></text:p>
                        <text:list>
                          <text:list-header>
                            <text:p><text:span text:style-name="T7">&lt;style type="text/css"&gt;</text:span></text:p>
                            <text:list>
                              <text:list-header>
                                <text:p><text:span text:style-name="T7">body {background-color:yellow;}</text:span></text:p>
                                <text:p><text:span text:style-name="T7">p {color:blue;}</text:span></text:p>
                              </text:list-header>
                            </text:list>
                            <text:p><text:span text:style-name="T7">&lt;/style&gt;</text:span></text:p>
                          </text:list-header>
                        </text:list>
                        <text:p><text:span text:style-name="T7">&lt;/head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6" presentation:class="page"/>
          <draw:frame presentation:style-name="pr1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HTML Head (շար.)</text:span></text:p>
          </draw:text-box>
        </draw:frame>
        <draw:frame presentation:style-name="pr14" draw:text-style-name="P8" draw:layer="layout" svg:width="28.575cm" svg:height="14.117cm" svg:x="1.905cm" svg:y="4.445cm" presentation:class="outline" presentation:user-transformed="true">
          <draw:text-box>
            <text:list text:style-name="L4">
              <text:list-item>
                <text:p><text:span text:style-name="T7">HTML &lt;meta&gt; էլեմենտ</text:span></text:p>
                <text:list>
                  <text:list-item>
                    <text:p><text:span text:style-name="T11">Metadata-ն տվյալ (տեղեկություն) է տվյալների մասին (data about data)։</text:span></text:p>
                  </text:list-item>
                  <text:list-item>
                    <text:p><text:span text:style-name="T11">&lt;meta&gt; tag-ը տրամադրում է metadata HTML փաստաթղթի մասին։ Metadata-ն չի արտապատկերվելու էջում, բայց լինելու է մեքենաների համար ճանաչելի։</text:span></text:p>
                  </text:list-item>
                  <text:list-item>
                    <text:p><text:span text:style-name="T11">Meta էլեմենտը սովորաբար օգտագործվում է սահմանելու էջի նկարագրությունը (description), բանալի բառերը (keywords), փաստաթղթի հեղինակը, վերջին փոփոխության ամսաթիվը և այլ metadata-ներ։</text:span></text:p>
                  </text:list-item>
                  <text:list-item>
                    <text:p><text:span text:style-name="T11">Metadata-ն կարող է օգտագործվել browser-ների (ինչպես արտապատկերել կոնտենտը), փնտրման համակարգերի (search engines) կամ այլ վեբ ծառայությունների կողմից։</text:span></text:p>
                  </text:list-item>
                  <text:list-item>
                    <text:p><text:span text:style-name="T11">&lt;meta&gt; tag-երը միշտ լինում են &lt;head&gt; էլեմենտի ներսում։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7" presentation:class="page"/>
          <draw:frame presentation:style-name="pr1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HTML Head (շար.)</text:span></text:p>
          </draw:text-box>
        </draw:frame>
        <draw:frame presentation:style-name="pr16" draw:text-style-name="P8" draw:layer="layout" svg:width="29.21cm" svg:height="14.396cm" svg:x="1.27cm" svg:y="4.445cm" presentation:class="outline" presentation:user-transformed="true">
          <draw:text-box>
            <text:list text:style-name="L4">
              <text:list-item>
                <text:p><text:span text:style-name="T7">&lt;META&gt; Tag-երի օրինակներ</text:span></text:p>
                <text:list>
                  <text:list-item>
                    <text:p><text:span text:style-name="T7">Սահմանել բանալի բառեր (keyword) փնտրման համակարգերի համար:</text:span></text:p>
                    <text:list>
                      <text:list-item>
                        <text:p><text:span text:style-name="T7">&lt;meta name="keywords" content="HTML, CSS, XML, XHTML, JavaScript"&gt;</text:span></text:p>
                      </text:list-item>
                    </text:list>
                  </text:list-item>
                  <text:list-item>
                    <text:p><text:span text:style-name="T7">Սահմանել նկարագրություն վեբ էջի համար</text:span></text:p>
                    <text:list>
                      <text:list-item>
                        <text:p><text:span text:style-name="T7">&lt;meta name="description" content="Free Web tutorials on HTML and CSS"&gt;</text:span></text:p>
                      </text:list-item>
                    </text:list>
                  </text:list-item>
                  <text:list-item>
                    <text:p><text:span text:style-name="T7">Սահմանել էջի հեղինակին</text:span></text:p>
                    <text:list>
                      <text:list-item>
                        <text:p><text:span text:style-name="T7">&lt;meta name="author" content="Hege Refsnes"&gt;</text:span></text:p>
                      </text:list-item>
                    </text:list>
                  </text:list-item>
                  <text:list-item>
                    <text:p><text:span text:style-name="T7">Թարմացնել փաստաթուղթը յուրաքանչյուր 30 վարկյանը մեկ</text:span></text:p>
                    <text:list>
                      <text:list-item>
                        <text:p><text:span text:style-name="T7">&lt;meta http-equiv="refresh" content="30"&gt;</text:span></text:p>
                      </text:list-item>
                    </text:list>
                  </text:list-item>
                  <text:list-item>
                    <text:p><text:span text:style-name="T7">Meta Name Robots</text:span></text:p>
                    <text:list>
                      <text:list-item>
                        <text:p><text:span text:style-name="T7">&lt;meta name="robots" content="noindex, nofollow"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8" presentation:class="page"/>
          <draw:frame presentation:style-name="pr1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1T0" presentation:use-date-time-name="dtd1">
        <office:forms form:automatic-focus="false" form:apply-design-mode="false"/>
        <draw:frame draw:style-name="gr4" draw:text-style-name="P7" draw:layer="layout" svg:width="29.58cm" svg:height="1.644cm" svg:x="1.535cm" svg:y="1.092cm">
          <draw:text-box>
            <text:p text:style-name="P6"><text:span text:style-name="T3">HTML էլեմենտների ենթախմբերը</text:span></text:p>
          </draw:text-box>
        </draw:frame>
        <draw:frame presentation:style-name="pr18" draw:text-style-name="P8" draw:layer="layout" svg:width="28.575cm" svg:height="15.345cm" svg:x="1.905cm" svg:y="3.81cm" presentation:class="outline" presentation:user-transformed="true">
          <draw:text-box>
            <text:list text:style-name="L4">
              <text:list-item>
                <text:p><text:span text:style-name="T4">HTML էլեմենտները կարող են բաժանվել երկու խմբի՝ </text:span></text:p>
                <text:list>
                  <text:list-item>
                    <text:p><text:span text:style-name="T4">բլոկային (block level) էլեմենտներ</text:span></text:p>
                  </text:list-item>
                  <text:list-item>
                    <text:p><text:span text:style-name="T4">ներտողային (inline) էլեմենտներ</text:span></text:p>
                  </text:list-item>
                </text:list>
              </text:list-item>
              <text:list-item>
                <text:p><text:span text:style-name="T4">Block level էլեմենտներ</text:span></text:p>
                <text:list>
                  <text:list-item>
                    <text:p><text:span text:style-name="T7">1. HTML-ի block level էլեմենտները կարող են հանդես գալ HTML էջի body-ում։</text:span></text:p>
                  </text:list-item>
                  <text:list-item>
                    <text:p><text:span text:style-name="T7">2. Նրանք կարող են պարունակել ուրիշ block level, ինչպես նաև inline էլեմենտներ։</text:span></text:p>
                  </text:list-item>
                  <text:list-item>
                    <text:p><text:span text:style-name="T7">3. Լռելյամբ block-level էլեմենտները սկսում են նոր տողից։</text:span></text:p>
                  </text:list-item>
                  <text:list-item>
                    <text:p><text:span text:style-name="T7">4. block level էլեմենտները ստեղծում են մեծ կառուցվածքներ ի հակառակ inline էլեմենտների։</text:span></text:p>
                  </text:list-item>
                </text:list>
              </text:list-item>
              <text:list-item>
                <text:p><text:span text:style-name="T4">block level էլեմենտների ցանկ</text:span></text:p>
                <text:list>
                  <text:list-item>
                    <text:p><text:span text:style-name="T7">P, h1-h6, ol, ul, pre, address, blockquote, dl, div, fieldset, </text:span><text:span text:style-name="T7"><text:line-break/></text:span><text:span text:style-name="T7">form, hr, noscript, table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9" presentation:class="page"/>
          <draw:frame presentation:style-name="pr1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HTML inline էլեմենտներ</text:span></text:p>
          </draw:text-box>
        </draw:frame>
        <draw:frame presentation:style-name="pr20" draw:text-style-name="P8" draw:layer="layout" svg:width="28.602cm" svg:height="12.467cm" svg:x="1.878cm" svg:y="4.684cm" presentation:class="outline" presentation:user-transformed="true">
          <draw:text-box>
            <text:list text:style-name="L4">
              <text:list-item>
                <text:p><text:span text:style-name="T4">HTML inline էլեմենտներ</text:span></text:p>
                <text:list>
                  <text:list-item>
                    <text:p><text:span text:style-name="T4">1. HTML-ի inline level էլեմենտները կարող են հանդես գալ HTML էջի body-ում։</text:span></text:p>
                  </text:list-item>
                  <text:list-item>
                    <text:p><text:span text:style-name="T4">2. Նրանք կարող են պարունակել ինֆորմացիա և այլ inline էլեմենտներ։</text:span></text:p>
                  </text:list-item>
                  <text:list-item>
                    <text:p><text:span text:style-name="T4">3. Լռելյամբ inline էլեմենտները չեն սկսվում նոր տողից։</text:span></text:p>
                  </text:list-item>
                  <text:list-item>
                    <text:p><text:span text:style-name="T4">4. inline էլեմենտները ստեղծում են ավելի փոքր կառուցվածքներ քան block level էլեմենտները։</text:span></text:p>
                  </text:list-item>
                </text:list>
              </text:list-item>
              <text:list-item>
                <text:p><text:span text:style-name="T4">inline էլեմենտների ցանկ</text:span></text:p>
                <text:list>
                  <text:list-item>
                    <text:p><text:span text:style-name="T4">b, big, i, small, tt, abbr, acronym, cite, code, dfn, em, kbd, strong, samp, var, a, bdo, br, img, map, object, q, script, span, sub, sup, button, input, label, select, textarea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0" presentation:class="page"/>
          <draw:frame presentation:style-name="pr2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HTML Entity-ներ</text:span></text:p>
          </draw:text-box>
        </draw:frame>
        <draw:frame presentation:style-name="pr22" draw:text-style-name="P10" draw:layer="layout" svg:width="28.602cm" svg:height="15.354cm" svg:x="1.878cm" svg:y="3.81cm" presentation:class="outline" presentation:user-transformed="true">
          <draw:text-box>
            <text:list text:style-name="L4">
              <text:list-item>
                <text:p><text:span text:style-name="T7">Որոշ սիմվոլներ HTML-ում ռեզերվացված են։</text:span></text:p>
              </text:list-item>
              <text:list-item>
                <text:p><text:span text:style-name="T7">Ռեզերվացված սիմվոլները HTML-ում պետք է փոխարինվեն <text:s/>entitiy-ներով:</text:span></text:p>
              </text:list-item>
              <text:list-item>
                <text:p><text:span text:style-name="T7">Եթե օգտագործենք փոքրի նշան (&lt;) կամ մեծի նշան (&gt;) մեր տեքստի մեջ, ապա browser-ը կարող է խառնել դրանք tag-երի հետ։</text:span></text:p>
              </text:list-item>
              <text:list-item>
                <text:p><text:span text:style-name="T7">Entitiy-ներն օգտագործվում են HTML-ում ռեզերվացված սիմվոլները ցուցադրելու <text:s/>համար։</text:span></text:p>
                <text:list>
                  <text:list-item>
                    <text:p><text:span text:style-name="T7">&amp;entity_name; <text:s/>կամ <text:s/>&amp;#entity_number;</text:span></text:p>
                  </text:list-item>
                </text:list>
              </text:list-item>
              <text:list-item>
                <text:p><text:span text:style-name="T7">Փոքրի նշանը արտապատկերելու համար պետք է գրել &amp;lt; կամ &amp;#60;</text:span></text:p>
              </text:list-item>
              <text:list-item>
                <text:p><text:span text:style-name="T7">Browser-ները միշտ հեռացնելու են բացատները HTML էջում։ Իրականում բացատ ավելացնելու համար մեր տեքստում կարող ենք օգտագործել &amp;nbsp; սիմվոլի entity-ն։</text:span></text:p>
              </text:list-item>
              <text:list-item>
                <text:p><text:span text:style-name="T7">Օրինակներ՝ &amp;copy; &amp;amp; &amp;euro; &amp;gt; &amp;lsquo; &amp;trade;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1" presentation:class="page"/>
          <draw:frame presentation:style-name="pr2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HTML գույներ</text:span></text:p>
          </draw:text-box>
        </draw:frame>
        <draw:frame presentation:style-name="pr24" draw:text-style-name="P8" draw:layer="layout" svg:width="28.602cm" svg:height="13.209cm" svg:x="1.878cm" svg:y="4.684cm" presentation:class="outline" presentation:user-transformed="true">
          <draw:text-box>
            <text:list text:style-name="L4">
              <text:list-item>
                <text:p><text:span text:style-name="T4">Գույներն արտապատկերվում են կարմիր (RED), կանաչ(GREEN) և <text:s/>կապույտ (BLUE) գույները համադրելով։</text:span></text:p>
              </text:list-item>
              <text:list-item>
                <text:p><text:span text:style-name="T4">Գույները սահմանվում են օգտագործելով hexadecimal (hex) նշումը, որպեսզի համադրվեն Red, Green և Blue գուների արժեքները (RGB)։</text:span></text:p>
              </text:list-item>
              <text:list-item>
                <text:p><text:span text:style-name="T4">Ամենացածր արժեքը, որը կարող է տրվել 3 գույներից յուրաքնչյուրին, դա 0 (hex 00) արժեքն է, իսկ բարձրագույնը 255 (hex FF)։</text:span></text:p>
              </text:list-item>
              <text:list-item>
                <text:p><text:span text:style-name="T4">Hex արժեքները գրվում են 3 զույգ նշաններով, որոնք սկսվում են # նշանով։</text:span></text:p>
              </text:list-item>
              <text:list-item>
                <text:p><text:span text:style-name="T4">Red, Green և Blue արժեքները 0-ից մինչև 255 տալիս են գումարային 16 միլիոն տարբեր գույների երանգներ՝</text:span></text:p>
                <text:list>
                  <text:list-item>
                    <text:p><text:span text:style-name="T4">(256 x 256 x 256).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2" presentation:class="page"/>
          <draw:frame presentation:style-name="pr2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HTML Global ատրիբուտներ</text:span></text:p>
          </draw:text-box>
        </draw:frame>
        <draw:frame presentation:style-name="pr26" draw:text-style-name="P8" draw:layer="layout" svg:width="29.21cm" svg:height="14.295cm" svg:x="1.27cm" svg:y="4.12cm" presentation:class="outline" presentation:user-transformed="true">
          <draw:text-box>
            <text:list text:style-name="L4">
              <text:list-item>
                <text:p><text:span text:style-name="T12">Հետևյալ գլոբալ ատրիբուտները կարող են օգտագործվել կամայական HTML էլեմենտի վրա․</text:span></text:p>
                <text:list>
                  <text:list-item>
                    <text:p><text:span text:style-name="T12">accesskey - սահմանում է հղումային ստեղնը՝ <text:s/>էլեմենտն ակտիվացնելու կամ նշելու համար</text:span></text:p>
                  </text:list-item>
                  <text:list-item>
                    <text:p><text:span text:style-name="T12">class – սահմանում է մեկ կամ ավելի դասերի անուններ (classnames) էլեմենտի համար (հղվում է class-ին style sheet-ում)</text:span></text:p>
                  </text:list-item>
                  <text:list-item>
                    <text:p><text:span text:style-name="T12">id – սահմանում է ունիկալ իդենտիֆիկատոր էլեմենտի համար</text:span></text:p>
                  </text:list-item>
                  <text:list-item>
                    <text:p><text:span text:style-name="T12">lang – սահմանում է լեզու էլեմենտի պարունակության համար </text:span></text:p>
                  </text:list-item>
                  <text:list-item>
                    <text:p><text:span text:style-name="T12">style – սահմանում է inline CSS style էլեմենտի համար</text:span></text:p>
                  </text:list-item>
                  <text:list-item>
                    <text:p><text:span text:style-name="T12">tabindex - սահմանում է տաբուլացիայի հերթականություն</text:span></text:p>
                  </text:list-item>
                  <text:list-item>
                    <text:p><text:span text:style-name="T12">title - սահմանում է լրացուցիչ ինֆորմացիա էլեմենտի մասին</text:span></text:p>
                  </text:list-item>
                  <text:list-item>
                    <text:p><text:span text:style-name="T12">dir - սահմանում է տեքսի ուղղությունն էլեմենտի մեջ</text:span></text:p>
                  </text:list-item>
                  <text:list-item>
                    <text:p><text:span text:style-name="T12">hidden - նշում է, որ էլեմենտը դեռևս կամ այլևս տեղին չէ, այսինքն՝ թաքցնում կամ ցուցադրում է էլեմենտը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3" presentation:class="page"/>
          <draw:frame presentation:style-name="pr2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HTML պարբերություններ </text:span></text:p>
          </draw:text-box>
        </draw:frame>
        <draw:frame presentation:style-name="pr28" draw:text-style-name="P8" draw:layer="layout" svg:width="28.602cm" svg:height="15.158cm" svg:x="1.878cm" svg:y="3.81cm" presentation:class="outline" presentation:user-transformed="true">
          <draw:text-box>
            <text:list text:style-name="L4">
              <text:list-item>
                <text:p><text:span text:style-name="T4">HTML փաստաթուղթը բաժանված է պարբերությունների։</text:span></text:p>
              </text:list-item>
              <text:list-item>
                <text:p><text:span text:style-name="T4">Պարբերությունները սահմանվում են &lt;p&gt; tag-ով։</text:span></text:p>
              </text:list-item>
              <text:list-item>
                <text:p><text:span text:style-name="T4">Պարբերությունները block level էլեմենտներ են, հետևաբար Browser-ը մեխանիկորեն ավելացնում է դատարկ տող պարբերությունից առաջ և հետո։</text:span></text:p>
              </text:list-item>
              <text:list-item>
                <text:p><text:span text:style-name="T4">Օտագործեք &lt;br&gt; tag-ը, եթե ուզում եք նոր տող սկսել <text:s/>առանց նոր պարբերություն սկսելու։</text:span></text:p>
                <text:list>
                  <text:list-item>
                    <text:p><text:span text:style-name="T7">&lt;br&gt; էլեմենտը դատարկ HTML էլեմենտ է․ այն չունի փակող tag։</text:span></text:p>
                  </text:list-item>
                </text:list>
              </text:list-item>
              <text:list-item>
                <text:p><text:span text:style-name="T9">align ատրիբուտը սահմանում է տեքստի հավասարեցումը պարբերության մեջ (left, right, center, justify):</text:span></text:p>
                <text:list>
                  <text:list-item>
                    <text:p><text:span text:style-name="T7">&lt;p&gt;-ի align ատրիբուտը չի ապահվվում HTML5-ում․ փոխարենը օգտագործեք CSS</text:span></text:p>
                    <text:list>
                      <text:list-item>
                        <text:p><text:span text:style-name="T7">&lt;p style="text-align:right"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4" presentation:class="page"/>
          <draw:frame presentation:style-name="pr2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1T0" presentation:use-date-time-name="dtd1">
        <office:forms form:automatic-focus="false" form:apply-design-mode="false"/>
        <draw:frame draw:style-name="gr5" draw:text-style-name="P7" draw:layer="layout" svg:width="29.66cm" svg:height="1.644cm" svg:x="2.34cm" svg:y="1.399cm">
          <draw:text-box>
            <text:p text:style-name="P6"><text:span text:style-name="T3">HTML տեքստի ֆորմատավորում </text:span></text:p>
          </draw:text-box>
        </draw:frame>
        <draw:frame presentation:style-name="pr30" draw:text-style-name="P10" draw:layer="layout" svg:width="28.602cm" svg:height="14.408cm" svg:x="1.878cm" svg:y="3.81cm" presentation:class="outline" presentation:user-transformed="true">
          <draw:text-box>
            <text:list text:style-name="L4">
              <text:list-item>
                <text:p><text:span text:style-name="T9">HTML-ն օգտագործում է tag-եր, ինչպիսին են &lt;b&gt; և &lt;i&gt;, <text:s/>տեքստերի ֆորմատավորման համար։</text:span></text:p>
              </text:list-item>
              <text:list-item>
                <text:p><text:span text:style-name="T9">Այս HTML tag-երը կոչվում են ֆորմատավորման tag-եր</text:span></text:p>
                <text:list>
                  <text:list-item>
                    <text:p><text:span text:style-name="T8">&lt;b&gt; սահմանում է թավ (bold) տեքստ․</text:span></text:p>
                    <text:list>
                      <text:list-item>
                        <text:p><text:span text:style-name="T8">պետք է օգտագործել ամենածայրահեղ դեպքում, երբ ոչ մի այլ tag չի համապատասխանում</text:span></text:p>
                      </text:list-item>
                    </text:list>
                  </text:list-item>
                  <text:list-item>
                    <text:p><text:span text:style-name="T8">&lt;em&gt; tag-ը արտահայտության tag է․ մատնանշում է շեշտադրում (emphasis)։</text:span></text:p>
                  </text:list-item>
                  <text:list-item>
                    <text:p><text:span text:style-name="T8">&lt;strong&gt; tag-ը մատնանշում է ավելի ուժեղ (stronger) շեշտադրում։</text:span></text:p>
                  </text:list-item>
                  <text:list-item>
                    <text:p><text:span text:style-name="T8">&lt;i&gt; այս tag-ի պարունակությունը սովորաբար ցուցադրվում է շեղագիր (italic)։</text:span></text:p>
                  </text:list-item>
                  <text:list-item>
                    <text:p><text:span text:style-name="T8">Հաճախ &lt;strong&gt;-ը մշակվում է որպես &lt;b&gt;, իսկ &lt;em&gt;-ը՝ որպես &lt;i&gt;։</text:span></text:p>
                    <text:list>
                      <text:list-item>
                        <text:p><text:span text:style-name="T8">Սակայն <text:s/>նրանց իմաստների մեջ տարբերություն կա․</text:span></text:p>
                      </text:list-item>
                      <text:list-item>
                        <text:p><text:span text:style-name="T8">&lt;b&gt; կամ &lt;i&gt; սահմանում են bold կամ italic տեքստ միայն</text:span></text:p>
                      </text:list-item>
                      <text:list-item>
                        <text:p><text:span text:style-name="T8">&lt;strong&gt; կամ &lt;em&gt; նշանակում են կարևորություն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5" presentation:class="page"/>
          <draw:frame presentation:style-name="pr3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fault" presentation:presentation-page-layout-name="AL1T0" presentation:use-date-time-name="dtd1">
        <office:forms form:automatic-focus="false" form:apply-design-mode="false"/>
        <draw:frame draw:style-name="gr5" draw:text-style-name="P7" draw:layer="layout" svg:width="29.66cm" svg:height="1.644cm" svg:x="2.34cm" svg:y="1.399cm">
          <draw:text-box>
            <text:p text:style-name="P6"><text:span text:style-name="T3">HTML տեքստի ֆորմատավորում (շար.)</text:span></text:p>
          </draw:text-box>
        </draw:frame>
        <draw:frame presentation:style-name="pr32" draw:text-style-name="P10" draw:layer="layout" svg:width="28.602cm" svg:height="13.678cm" svg:x="1.878cm" svg:y="4.445cm" presentation:class="outline" presentation:user-transformed="true">
          <draw:text-box>
            <text:list text:style-name="L4">
              <text:list-item>
                <text:p><text:span text:style-name="T7">&lt;small&gt; tag-ը սահմանում է փոքր տեքստ։</text:span></text:p>
              </text:list-item>
              <text:list-item>
                <text:p><text:span text:style-name="T7">&lt;sub&gt; tag-ը սահմանում է տողից ներքև (subscript) տեքստ, այն երևում է սիմվոլների կես չափով հիմնական գծից ներքև։</text:span></text:p>
              </text:list-item>
              <text:list-item>
                <text:p><text:span text:style-name="T7">&lt;sup&gt; tag-ը սահմանում է վերին (superscript) տեքստ։ Superscript տեքստը երևում է սիմվոլի կես չափով գծից վերև։</text:span></text:p>
              </text:list-item>
              <text:list-item>
                <text:p><text:span text:style-name="T7">&lt;ins&gt; tag-ը սահմանում է տեքստ, որը ներմուծված էր (inserted) փաստաթղթի մեջ։</text:span></text:p>
                <text:list>
                  <text:list-item>
                    <text:p><text:span text:style-name="T7">Սա օգտակար է, երբ հեղինակը ուզում է ցույց տալ, թե կոնտենտի որ հատվածն էր ավելացված փոփոխման ընթացքում։</text:span></text:p>
                  </text:list-item>
                </text:list>
              </text:list-item>
              <text:list-item>
                <text:p><text:span text:style-name="T7">&lt;del&gt; tag-ը սահմանում է, որ տեքստը ջնջված էր փաստաթղթից։</text:span></text:p>
              </text:list-item>
              <text:list-item>
                <text:p><text:span text:style-name="T7">&lt;ins&gt; և &lt;del&gt; երկուսն էլ ունեն cite և datetime, որոնք սահմանում են փոփոխությունների մասին ինֆորմացիա։</text:span></text:p>
              </text:list-item>
              <text:list-item>
                <text:p><text:span text:style-name="T7">&lt;mark&gt; tag սահմանում է նշված տեքստ (նոր է HTML5-ում)։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6" presentation:class="page"/>
          <draw:frame presentation:style-name="pr3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HTML "Computer Output" Tag-եր</text:span></text:p>
          </draw:text-box>
        </draw:frame>
        <draw:frame presentation:style-name="pr34" draw:text-style-name="P8" draw:layer="layout" svg:width="28.602cm" svg:height="13.209cm" svg:x="1.878cm" svg:y="4.684cm" presentation:class="outline" presentation:user-transformed="true">
          <draw:text-box>
            <text:list text:style-name="L4">
              <text:list-item>
                <text:p><text:span text:style-name="T9">&lt;code&gt; tag-ը արտահայտության tag է։ Այն սահմանում է համակարգչային կոդի հատված։</text:span></text:p>
              </text:list-item>
              <text:list-item>
                <text:p><text:span text:style-name="T9">&lt;kbd&gt; tag-ը արտահայտության tag է։ Այն սահմանում է ստեղնաշարի մուտքագրում։</text:span></text:p>
              </text:list-item>
              <text:list-item>
                <text:p><text:span text:style-name="T9">&lt;samp&gt; tag-ը արտահայտության t</text:span><text:span text:style-name="T7">ag է։</text:span><text:span text:style-name="T9"> Այն սահմանում է հասարակ (sample) ելք համակարգչային ծրագրից։</text:span></text:p>
              </text:list-item>
              <text:list-item>
                <text:p><text:span text:style-name="T9">&lt;var&gt; tag-ը արտահայտության tag է։ Այն սահմանում է փոփոխականի (variable) հատված տեքստում։</text:span></text:p>
              </text:list-item>
              <text:list-item>
                <text:p><text:span text:style-name="T9">&lt;pre&gt; tag- սահմանում է նախապես ֆորմատավորված (preformatted) տեքստ։</text:span></text:p>
                <text:list>
                  <text:list-item>
                    <text:p><text:span text:style-name="T9">&lt;pre&gt;-ի մեջ գտնվող տեքստը արտապատկերվում է ֆիքսված լայնության ֆոնտով (սովորաբար Courier-ով)․ այն պահպանում է և բացատները, և տողադարձերը։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7" presentation:class="page"/>
          <draw:frame presentation:style-name="pr3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Default" presentation:presentation-page-layout-name="AL1T0" presentation:use-date-time-name="dtd1">
        <office:forms form:automatic-focus="false" form:apply-design-mode="false"/>
        <draw:frame draw:style-name="gr6" draw:text-style-name="P11" draw:layer="layout" svg:width="30.9cm" svg:height="3.367cm" svg:x="1.061cm" svg:y="0.826cm">
          <draw:text-box>
            <text:p text:style-name="P6"><text:span text:style-name="T13">Tag-եր մեջբերումների (Citations, Quotations)</text:span></text:p>
            <text:p text:style-name="P6"><text:span text:style-name="T13"><text:s/></text:span><text:span text:style-name="T13">և սահմանումների (Definition) համար</text:span></text:p>
          </draw:text-box>
        </draw:frame>
        <draw:frame presentation:style-name="pr36" draw:text-style-name="P8" draw:layer="layout" svg:width="28.602cm" svg:height="13.97cm" svg:x="1.878cm" svg:y="4.445cm" presentation:class="outline" presentation:user-transformed="true">
          <draw:text-box>
            <text:list text:style-name="L4">
              <text:list-item>
                <text:p><text:span text:style-name="T7">&lt;abbr&gt; tag-ը նշում է հապավում կամ կրճատում․</text:span></text:p>
                <text:list>
                  <text:list-item>
                    <text:p><text:span text:style-name="T8">Նշելով հապավումը դուք կարող եք տալ օգտակար ինֆորմացիա browsers-ին, ուղղագրության ստուգիչին (spell checkers), թարգմանչական համակարգերին և փնտրման համակարգերին:</text:span></text:p>
                  </text:list-item>
                  <text:list-item>
                    <text:p><text:span text:style-name="T7">&lt;abbr title="Instigate training center"&gt;ITC&lt;/abbr&gt;</text:span></text:p>
                  </text:list-item>
                </text:list>
              </text:list-item>
              <text:list-item>
                <text:p><text:span text:style-name="T7">&lt;address&gt; tag-ը սահմանում է կոնտակտային ինֆորմացիա փաստաթղթի հեղինակի կամ սեփականատիրոջ մասին․</text:span></text:p>
                <text:list>
                  <text:list-item>
                    <text:p><text:span text:style-name="T8">&lt;address&gt; էլեմենտը &lt;body&gt;-ի էլեմենտի մեջ ներկայացնում է փաստաթղթի կոնտակտաին ինֆորմացիա</text:span></text:p>
                  </text:list-item>
                  <text:list-item>
                    <text:p><text:span text:style-name="T8">HTML 4.01 -ը չի ապահովում &lt;article&gt; tag-ը, հետևաբար HTML 4.01-ի &lt;address&gt; tag-ը միշտ սահմանում է փաստաթղթի հեղինակի կոնտակտային ինֆորմացիա</text:span></text:p>
                  </text:list-item>
                </text:list>
              </text:list-item>
              <text:list-item>
                <text:p><text:span text:style-name="T7">&lt;bdo&gt; tag-ը (Bi-Directional Override) օգտագործվում է փոխարինում է տեքստի ուղղությունը․</text:span></text:p>
                <text:list>
                  <text:list-item>
                    <text:p><text:span text:style-name="T7">Ատրիբուտ – dir, արժեքները ltr կամ rtl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8" presentation:class="page"/>
          <draw:frame presentation:style-name="pr3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Default" presentation:presentation-page-layout-name="AL1T0" presentation:use-date-time-name="dtd1">
        <office:forms form:automatic-focus="false" form:apply-design-mode="false"/>
        <draw:frame presentation:style-name="pr38" draw:text-style-name="P8" draw:layer="layout" svg:width="28.602cm" svg:height="9.695cm" svg:x="1.878cm" svg:y="4.684cm" presentation:class="outline" presentation:user-transformed="true">
          <draw:text-box>
            <text:list text:style-name="L4">
              <text:list-item>
                <text:p><text:span text:style-name="T7">&lt;blockquote&gt; tag-ը մատնանշում է այլ աղբյուրից մեջբերված հատված։</text:span></text:p>
                <text:list>
                  <text:list-item>
                    <text:p><text:span text:style-name="T8">Ատրիբուտը – cite – որը URL է – մատնանշում է մեջբերման աղբյուրը</text:span></text:p>
                  </text:list-item>
                </text:list>
              </text:list-item>
              <text:list-item>
                <text:p><text:span text:style-name="T7">&lt;q&gt; tag-ը սահմանում է կարճ մեջբերում։</text:span></text:p>
              </text:list-item>
              <text:list-item>
                <text:p><text:span text:style-name="T7">&lt;cite&gt; tag-ը (citation) սահմանում է աշխատանքի վերնագիր (օր․՝ <text:s/>գիրք, երգ, հոլովակ, TV հաղորդում, նկարչություն և այլն)։</text:span></text:p>
              </text:list-item>
              <text:list-item>
                <text:p><text:span text:style-name="T7">&lt;dfn&gt; tag-ը արտահայտության tag է։ Այն նկարագրում է սահմանման (definition) տերմինը․</text:span></text:p>
                <text:list>
                  <text:list-item>
                    <text:p><text:span text:style-name="T7">&lt;p&gt;&lt;dfn title="Google chrome browser"&gt;Chrome&lt;/dfn&gt; is the most popular browser.&lt;/p&gt;</text:span>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30.73cm" svg:height="3.175cm" svg:x="1.27cm" svg:y="0.635cm">
          <draw:text-box>
            <text:p text:style-name="P6"><text:span text:style-name="T13">Tag-եր մեջբերումների (Citations, Quotations)</text:span></text:p>
            <text:p text:style-name="P6"><text:span text:style-name="T13"><text:s/></text:span><text:span text:style-name="T13">և սահմանումների (Definition) համար</text:span></text:p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9" presentation:class="page"/>
          <draw:frame presentation:style-name="pr3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479cm" svg:x="2.34cm" svg:y="1.299cm">
          <draw:text-box>
            <text:p text:style-name="P6"><text:span text:style-name="T13">Հիպերհղումներ (Hyperlinks)</text:span></text:p>
          </draw:text-box>
        </draw:frame>
        <draw:frame presentation:style-name="pr40" draw:text-style-name="P8" draw:layer="layout" svg:width="28.602cm" svg:height="14.068cm" svg:x="1.878cm" svg:y="4.684cm" presentation:class="outline" presentation:user-transformed="true">
          <draw:text-box>
            <text:list text:style-name="L4">
              <text:list-item>
                <text:p><text:span text:style-name="T7">HTML &lt;a&gt; (Anchor) tag-ը սահմանում է հիպերհղում (hyperlink):</text:span></text:p>
              </text:list-item>
              <text:list-item>
                <text:p><text:span text:style-name="T7">Հիպերհղում (կամ հղումը) բառ, բառերի խումբ կամ նկար է, որոնց վրա մենք կարող ենք սեղմել և անցնել այլ փաստաթղթի։</text:span></text:p>
              </text:list-item>
              <text:list-item>
                <text:p><text:span text:style-name="T7">Ամենակարևոր ատրիբուտը &lt;a&gt; էլեմենտի, դա href -ն է, որը մատնանշում է նպատակային հղումը (link destination)։</text:span></text:p>
              </text:list-item>
              <text:list-item>
                <text:p><text:span text:style-name="T7">Երբ href ատրիբուտը նշված է, ապա հետևյալ ատրիբուտները կարող են առկա լինել՝ download, hreflang, media, rel, target․</text:span></text:p>
                <text:list>
                  <text:list-item>
                    <text:p><text:span text:style-name="T7">download ատրիբուտը մատնանշում է, որ նպատակային աղբյուրը պետք է բեռնվի, երբ օգտագործողը սեղմի այդ հիպերհղումը։</text:span></text:p>
                  </text:list-item>
                  <text:list-item>
                    <text:p><text:span text:style-name="T7">hreflang – </text:span><text:span text:style-name="T14">language_code –</text:span><text:span text:style-name="T7"> Մատնանշում է կապված (linked) փաստաթղթի լեզուն․ օրինակ՝ “en”, “hy”, ”ru”</text:span></text:p>
                  </text:list-item>
                  <text:list-item>
                    <text:p><text:span text:style-name="T7">media ատրիբուտը մատնանշում է, թե որ media/device-ի համար է օպտիմացված կապված փաստաթուղթը։ </text:span><text:span text:style-name="T7"><text:line-break/></text:span><text:span text:style-name="T7">media ատրիբուտը նորույթ է HTML5-ում։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0" presentation:class="page"/>
          <draw:frame presentation:style-name="pr4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479cm" svg:x="2.34cm" svg:y="1.299cm">
          <draw:text-box>
            <text:p text:style-name="P6"><text:span text:style-name="T13">Հիպերհղումներ (Hyperlinks)</text:span></text:p>
          </draw:text-box>
        </draw:frame>
        <draw:frame presentation:style-name="pr42" draw:text-style-name="P8" draw:layer="layout" svg:width="28.602cm" svg:height="14.896cm" svg:x="1.978cm" svg:y="3.81cm" presentation:class="outline" presentation:user-transformed="true">
          <draw:text-box>
            <text:list text:style-name="L4">
              <text:list-item>
                <text:p><text:span text:style-name="T7">rel ատրիբուտը մատնանշում է փոխկապակցվածություն (relationship) ընթացիկ փաստաթղթի և կապակցվածի միջև։</text:span></text:p>
              </text:list-item>
              <text:list-item>
                <text:p><text:span text:style-name="T7">Browser-ները ցանկացած դեպքում չեն օգտագործում այս ատրիբուտը։ Սակայն փնտրման համակարգերը կարող են օգտագործել այս ատրիբուտը, որպեսզի ստանան լրացուցիչ ինֆորմացիա հղման մասին։</text:span></text:p>
              </text:list-item>
              <text:list-item>
                <text:p><text:span text:style-name="T7">Rel ատրիբուտի արժեքները․</text:span></text:p>
                <text:list>
                  <text:list-item>
                    <text:p><text:span text:style-name="T8">nofollow –ինքնակամ հղում փաստաթղթին ("nofollow"-ն օգտագործվում է Google-ի կողմից, որպեսցի մատնանշի, որ Google search spider-ը չպետք է հետևի այդ հղմանը)</text:span></text:p>
                  </text:list-item>
                  <text:list-item>
                    <text:p><text:span text:style-name="T8">author – հղում փաստաթղթի հեղինակին</text:span></text:p>
                  </text:list-item>
                  <text:list-item>
                    <text:p><text:span text:style-name="T8">help – հղում ուղեցույց փաստաթղթին</text:span></text:p>
                  </text:list-item>
                  <text:list-item>
                    <text:p><text:span text:style-name="T8">alternate – հղում փաստաթղթի այլընտրանքային տարբերակին</text:span></text:p>
                  </text:list-item>
                  <text:list-item>
                    <text:p><text:span text:style-name="T8">stylesheet - URL դեպի style sheet </text:span></text:p>
                  </text:list-item>
                  <text:list-item>
                    <text:p><text:span text:style-name="T8">next, prev – նշում է, որ փաստաթուղթը մի մաս է ինչ-որ շարքից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1" presentation:class="page"/>
          <draw:frame presentation:style-name="pr4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479cm" svg:x="2.34cm" svg:y="1.299cm">
          <draw:text-box>
            <text:p text:style-name="P6"><text:span text:style-name="T13">Հիպերհղումներ (Hyperlinks)</text:span></text:p>
          </draw:text-box>
        </draw:frame>
        <draw:frame presentation:style-name="pr44" draw:text-style-name="P8" draw:layer="layout" svg:width="28.602cm" svg:height="12.668cm" svg:x="1.878cm" svg:y="4.684cm" presentation:class="outline" presentation:user-transformed="true">
          <draw:text-box>
            <text:list text:style-name="L4">
              <text:list-item>
                <text:p><text:span text:style-name="T7">target ատրիբուտը մատնանշում է պատուհան (window) կամ շրջանակ (frame), որտեղ պետք է բեռնվի կապված (linked) փաստաթուղթը։</text:span></text:p>
              </text:list-item>
              <text:list-item>
                <text:p><text:span text:style-name="T7">Target ատրիբուտի արժեքներ․</text:span></text:p>
                <text:list>
                  <text:list-item>
                    <text:p><text:span text:style-name="T7">_blank</text:span><text:span text:style-name="T7"><text:tab/></text:span><text:span text:style-name="T7"><text:tab/></text:span><text:span text:style-name="T7">բեռնել նոր պատուհանում</text:span></text:p>
                  </text:list-item>
                  <text:list-item>
                    <text:p><text:span text:style-name="T7">_self</text:span><text:span text:style-name="T7"><text:tab/></text:span><text:span text:style-name="T7"><text:tab/></text:span><text:span text:style-name="T7"><text:tab/></text:span><text:span text:style-name="T7">բեռնել նույն frame-ում կամ window-ում, որտեղ սեղմվել է հղումը</text:span></text:p>
                  </text:list-item>
                  <text:list-item>
                    <text:p><text:span text:style-name="T7">_parent</text:span><text:span text:style-name="T7"><text:tab/></text:span><text:span text:style-name="T7"><text:tab/></text:span><text:span text:style-name="T7">բեռնել ծնող frame-ում</text:span></text:p>
                  </text:list-item>
                  <text:list-item>
                    <text:p><text:span text:style-name="T7">_top</text:span><text:span text:style-name="T7"><text:tab/></text:span><text:span text:style-name="T7"><text:tab/></text:span><text:span text:style-name="T7"><text:tab/></text:span><text:span text:style-name="T7">բեռնել window-ի ամբողջ մակերեսով</text:span></text:p>
                  </text:list-item>
                  <text:list-item>
                    <text:p><text:span text:style-name="T7">framename</text:span><text:span text:style-name="T7"><text:tab/></text:span><text:span text:style-name="T7">բեռնել անվանական frame-ում</text:span></text:p>
                  </text:list-item>
                </text:list>
              </text:list-item>
              <text:list-item>
                <text:p><text:span text:style-name="T7">target ատրիբուտը հնացել է և չի օգտագործվում արտապատկերման մեխանիզմում․ frameset-երը ևս այլևս ժամանակակից չեն։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2" presentation:class="page"/>
          <draw:frame presentation:style-name="pr4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12" draw:layer="layout" svg:width="28.14cm" svg:height="1.423cm" svg:x="2.34cm" svg:y="1.299cm">
          <draw:text-box>
            <text:p text:style-name="P6"><text:span text:style-name="T15">HTML վերնագրեր (Headings)</text:span></text:p>
          </draw:text-box>
        </draw:frame>
        <draw:frame presentation:style-name="pr46" draw:text-style-name="P13" draw:layer="layout" svg:width="28.602cm" svg:height="15.283cm" svg:x="1.878cm" svg:y="3.81cm" presentation:class="outline" presentation:user-transformed="true">
          <draw:text-box>
            <text:list text:style-name="L4">
              <text:list-item>
                <text:p><text:span text:style-name="T16">Վերնագրերը սահմանվում են &lt;h1&gt;-ից մինչև &lt;h6&gt; tag-երով:</text:span></text:p>
              </text:list-item>
              <text:list-item>
                <text:p><text:span text:style-name="T16">&lt;h1&gt;-ը սահմանում է ամենակարևոր վերնագիրը։ &lt;h6&gt;-ը սահմանում է ամենաքիչ կարևորությամբ վերնագիրը:</text:span></text:p>
              </text:list-item>
              <text:list-item>
                <text:p><text:span text:style-name="T16">Փնտրման համակարգերn օգտագործում են heading-ները, որպեսզի ինդեքսավորեն մեր վեբ էջի կառուցվածքը և պարունակությունը</text:span></text:p>
              </text:list-item>
              <text:list-item>
                <text:p><text:span text:style-name="T16">H1 վերնագիրը պետք է օգտագործել որպես գլխավոր վերնագիր, հաջորդողը H2 վերնագիրը՝ դրանից հետո որպես ավելի քիչ կարևորություն ունեցող, ապա H3 վերնագրերը և այդպես շարունակ։</text:span></text:p>
              </text:list-item>
              <text:list-item>
                <text:p><text:span text:style-name="T16">Միայն մեկ H1 tag է թույլատրվում փաստաթղթում, մեկից ավելին կհամարվի չարաշահում։</text:span></text:p>
              </text:list-item>
              <text:list-item>
                <text:p><text:span text:style-name="T16">Մի օգտագործեք FONT tag-երը՝ heading tag-երի ֆորմատը հարմարեցնելու համար։ Մասնագետները խորհուրդ են տալիս օգտագործել "cascading style sheet"-երը՝ մատնանշելու ֆոնտի գույնը, չափսը, արտաքին տեսքը և ֆոնը (background)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3" presentation:class="page"/>
          <draw:frame presentation:style-name="pr4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12" draw:layer="layout" svg:width="28.14cm" svg:height="1.423cm" svg:x="2.34cm" svg:y="1.299cm">
          <draw:text-box>
            <text:p text:style-name="P6"><text:span text:style-name="T15">HTML նկարներ (Images)</text:span></text:p>
          </draw:text-box>
        </draw:frame>
        <draw:frame presentation:style-name="pr48" draw:text-style-name="P13" draw:layer="layout" svg:width="28.602cm" svg:height="14.994cm" svg:x="1.878cm" svg:y="3.91cm" presentation:class="outline" presentation:user-transformed="true">
          <draw:text-box>
            <text:list text:style-name="L4">
              <text:list-item>
                <text:p><text:span text:style-name="T16">HTML-ում նկարները սահմանվում են &lt;img&gt; tag-ով։</text:span></text:p>
              </text:list-item>
              <text:list-item>
                <text:p><text:span text:style-name="T16">&lt;img&gt; tag-ը դատարկ է, ինչը նշանակում է, որ նա ունի միայն ատրիբուտներ, չունի փակող tag։</text:span></text:p>
              </text:list-item>
              <text:list-item>
                <text:p><text:span text:style-name="T16">Էջում նկար ցուցադրելու համար պետք է օգտագործել src ատրիբուտը։ Src հապավում է "source"-ից։ src ատրիբուտի արժեքը URL է այն նկարի, որն ուզում ենք ցուցադրել։</text:span></text:p>
                <text:list>
                  <text:list-item>
                    <text:p><text:span text:style-name="T16">&lt;img src="url" alt="some_text"&gt;</text:span></text:p>
                  </text:list-item>
                </text:list>
              </text:list-item>
              <text:list-item>
                <text:p><text:span text:style-name="T16">Պարտադիր alt ատրիբուտը մատնանշում է այլընտրանքաին տեքստ նկարի համար այն դեպքում, երբ նկարը չի կարող արտապատկերվել։</text:span></text:p>
              </text:list-item>
              <text:list-item>
                <text:p><text:span text:style-name="T16">height և width ատրիբուտները օգտագործվում են նկարի բարձրությունը և լայնությունը մատնանշելու համար։</text:span></text:p>
                <text:list>
                  <text:list-item>
                    <text:p><text:span text:style-name="T16">Եթե բարձրությունը և լայնությունը չնշվեն, ապա browser-ը չի իմանա նկարի չափսը և էջի տեսքը կփոփոխվի նկարի բեռման </text:span><text:span text:style-name="T16"><text:line-break/></text:span><text:span text:style-name="T16">ընթացքում։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4" presentation:class="page"/>
          <draw:frame presentation:style-name="pr4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12" draw:layer="layout" svg:width="28.14cm" svg:height="1.423cm" svg:x="2.34cm" svg:y="1.299cm">
          <draw:text-box>
            <text:p text:style-name="P6"><text:span text:style-name="T15">HTML նկարներ․ քարտեզ (map)</text:span></text:p>
          </draw:text-box>
        </draw:frame>
        <draw:frame presentation:style-name="pr50" draw:text-style-name="P13" draw:layer="layout" svg:width="28.602cm" svg:height="13.044cm" svg:x="1.878cm" svg:y="4.684cm" presentation:class="outline" presentation:user-transformed="true">
          <draw:text-box>
            <text:list text:style-name="L4">
              <text:list-item>
                <text:p><text:span text:style-name="T16">&lt;map&gt; tag-ը օգտագործվում է որպեսզի օգտագործողի կողմի (client-side) նկար-քարտեզ սահմանելու համար։ Նկար-քարտեզը սեղմվող (clickable) հատվածներով նկար է։</text:span></text:p>
              </text:list-item>
              <text:list-item>
                <text:p><text:span text:style-name="T16">&lt;map&gt; էլեմենտի պարտադիր name ատրիբուտն ասոցացվում է &lt;img&gt; tag-երի </text:span><text:span text:style-name="T17">usemap</text:span><text:span text:style-name="T16"> ատրիբուտների հետ և ստեղծում է փոխկապակցվածություն նկարների և քարտեզի միջև։</text:span></text:p>
              </text:list-item>
              <text:list-item>
                <text:p><text:span text:style-name="T16">&lt;map&gt; էլեմենտը պարունակում է մի քանի &lt;area&gt; էլեմենտներ, որոնք սահմանում են սեղմվող տիրութներ (clickable areas) նկարների քարտեզում։</text:span></text:p>
              </text:list-item>
              <text:list-item>
                <text:p><text:span text:style-name="T16">&lt;area&gt; tag-ը միշտ ներդրված է &lt;map&gt; tag-ի մեջ</text:span></text:p>
              </text:list-item>
              <text:list-item>
                <text:p><text:span text:style-name="T16">&lt;area&gt; tag-ի ատրիբուտներն են՝ alt, coords, href, shape(rect,circle,poly)</text:span></text:p>
              </text:list-item>
              <text:list-item>
                <text:p><text:span text:style-name="T16">Cօords – մատնանշում է ուրվագծի կոորդինատները <text:s/>- coords="0,0,82,126"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5" presentation:class="page"/>
          <draw:frame presentation:style-name="pr5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479cm" svg:x="2.34cm" svg:y="1.299cm">
          <draw:text-box>
            <text:p text:style-name="P6"><text:span text:style-name="T13">Ցուցակներ (Lists)</text:span></text:p>
          </draw:text-box>
        </draw:frame>
        <draw:frame presentation:style-name="pr52" draw:text-style-name="P8" draw:layer="layout" svg:width="28.602cm" svg:height="14.087cm" svg:x="1.905cm" svg:y="4.328cm" presentation:class="outline" presentation:user-transformed="true">
          <draw:text-box>
            <text:list text:style-name="L4">
              <text:list-item>
                <text:p><text:span text:style-name="T7">HTML չդասավորված ցուցակ (Unordered Lists)</text:span></text:p>
                <text:list>
                  <text:list-item>
                    <text:p><text:span text:style-name="T7">Չդասավորված ցուցակը սկսվում է &lt;ul&gt; tag-ով։ Ցուցակի յուրաքանչյուր տարր սկսվում է &lt;li&gt; tag-ով։ </text:span></text:p>
                  </text:list-item>
                  <text:list-item>
                    <text:p><text:span text:style-name="T7">Ցուցակի անդամները նշվում են կետերով։</text:span></text:p>
                  </text:list-item>
                </text:list>
              </text:list-item>
              <text:list-item>
                <text:p><text:span text:style-name="T7">HTML դասավորված ցուցակ (Ordered Lists)</text:span></text:p>
                <text:list>
                  <text:list-item>
                    <text:p><text:span text:style-name="T7">Դասավորված ցանկը սկսվում է &lt;ol&gt; tag-ով։ Ցուցակի յուրաքանչյուր տարր սկսվում է &lt;li&gt; tag-ով</text:span></text:p>
                  </text:list-item>
                  <text:list-item>
                    <text:p><text:span text:style-name="T7">Ցուցակի տարրերը նշվում են հերթական թվով</text:span></text:p>
                  </text:list-item>
                </text:list>
              </text:list-item>
              <text:list-item>
                <text:p><text:span text:style-name="T7">HTML նկարագրության ցուցակ (Description Lists)</text:span></text:p>
                <text:list>
                  <text:list-item>
                    <text:p><text:span text:style-name="T7">Նակարագրության ցուցակը տերմինների ցանկ է նկարագրությամբ յուրաքանչյուր տարրի համար</text:span></text:p>
                  </text:list-item>
                  <text:list-item>
                    <text:p><text:span text:style-name="T7">&lt;dl&gt; tag-ը սահմանում է նկարագրության ցուցակը</text:span></text:p>
                  </text:list-item>
                  <text:list-item>
                    <text:p><text:span text:style-name="T7">&lt;dl&gt; tag-ը օգտագործվում է &lt;dt&gt; (defines terms) tag-ի և </text:span><text:span text:style-name="T7"><text:line-break/></text:span><text:span text:style-name="T7">&lt;dd&gt; (defines name) tag-ի հետ համատեղելիությամբ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6" presentation:class="page"/>
          <draw:frame presentation:style-name="pr5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479cm" svg:x="2.34cm" svg:y="1.299cm">
          <draw:text-box>
            <text:p text:style-name="P6"><text:span text:style-name="T13">Աղյուսակներ (Tables)</text:span></text:p>
          </draw:text-box>
        </draw:frame>
        <draw:frame presentation:style-name="pr54" draw:text-style-name="P8" draw:layer="layout" svg:width="28.602cm" svg:height="15.354cm" svg:x="1.878cm" svg:y="3.81cm" presentation:class="outline" presentation:user-transformed="true">
          <draw:text-box>
            <text:list text:style-name="L4">
              <text:list-item>
                <text:p><text:span text:style-name="T7">Աղյուսակները սահմանվում են &lt;table&gt; tag-ով:</text:span></text:p>
              </text:list-item>
              <text:list-item>
                <text:p><text:span text:style-name="T7">Աղյուսակները բաժանվում են տողերի (rows) &lt;tr&gt; tag-ով (tr-ն հապավում է table row-ից):</text:span></text:p>
              </text:list-item>
              <text:list-item>
                <text:p><text:span text:style-name="T7">Տողերը բաժանվում են տվյալների բջիջների (data cells) &lt;td&gt; tag-ով (td հապավում է table data-ից):</text:span></text:p>
              </text:list-item>
              <text:list-item>
                <text:p><text:span text:style-name="T7">Տողերը նույնպես կարող են բաժանվել վերնագրերի (headings) &lt;th&gt; tag-ով (th-ն հապավում է table heading-ից):</text:span></text:p>
              </text:list-item>
              <text:list-item>
                <text:p><text:span text:style-name="T7">&lt;td&gt; էլեմենտը տվյալների կոնտեյներ է աղյուսակներում։</text:span></text:p>
              </text:list-item>
              <text:list-item>
                <text:p><text:span text:style-name="T7">CSS-ով սահմանագծեր ավելացնելու համար օգտագործվում է border հատկությունը:</text:span></text:p>
                <text:list>
                  <text:list-item>
                    <text:p><text:span text:style-name="T7">style=”border:1px solid black;”</text:span></text:p>
                  </text:list-item>
                </text:list>
              </text:list-item>
              <text:list-item>
                <text:p><text:span text:style-name="T7">Նախքան CSS-ի ստեղծումը, HTML-ի &lt;table&gt; էլեմենտները հաճախ օգտագործվում էին որպես </text:span><text:span text:style-name="T18">էջին</text:span><text:span text:style-name="T19"> </text:span><text:span text:style-name="T18">տեսք</text:span><text:span text:style-name="T19"> </text:span><text:span text:style-name="T18">տալու (page</text:span><text:span text:style-name="T20"> </text:span><text:span text:style-name="T18">layout)</text:span><text:span text:style-name="T19"> </text:span><text:span text:style-name="T7">մեթոդ։ Այդ օգտագործումն ընդունելի չի սկսած HTML 4-ից և &lt;table&gt; էլեմենտը չպետք է օգտագործվի ձևավորման նպատակով։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7" presentation:class="page"/>
          <draw:frame presentation:style-name="pr5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479cm" svg:x="2.34cm" svg:y="1.299cm">
          <draw:text-box>
            <text:p text:style-name="P6"><text:span text:style-name="T13">HTML &lt;div&gt; և &lt;span&gt; Tag-եր</text:span></text:p>
          </draw:text-box>
        </draw:frame>
        <draw:frame presentation:style-name="pr56" draw:text-style-name="P10" draw:layer="layout" svg:width="28.602cm" svg:height="15.389cm" svg:x="1.878cm" svg:y="3.81cm" presentation:class="outline" presentation:user-transformed="true">
          <draw:text-box>
            <text:list text:style-name="L4">
              <text:list-item>
                <text:p><text:span text:style-name="T7">&lt;div&gt; tag-ը սահմանում է բաժանում (division) կամ (section) բաժինը HTML փաստաթղթում:</text:span></text:p>
              </text:list-item>
              <text:list-item>
                <text:p><text:span text:style-name="T7">&lt;div&gt; tag-ը օգտագործվում է բլոկային (block) էլեմենտները խմբավորելու և դրանք CSS-ով ֆորմատավորելու համար։ </text:span></text:p>
              </text:list-item>
              <text:list-item>
                <text:p><text:span text:style-name="T7">&lt;div&gt; սահմանում է հատված փաստաթղթում բլոկային (block-level) ձևաչափով։</text:span></text:p>
              </text:list-item>
              <text:list-item>
                <text:p><text:span text:style-name="T7">Լռելյամբ browser-ները տեղադրում են նոր տող &lt;div&gt; էլեմենտից առաջ և հետո։ Սակայն դա կարող է փոխվել CSS-ի միջոցով։</text:span></text:p>
              </text:list-item>
              <text:list-item>
                <text:p><text:span text:style-name="T7">align ատրիբուտը չի սպասարկվում HTML5-ում։</text:span></text:p>
              </text:list-item>
              <text:list-item>
                <text:p><text:span text:style-name="T7">&lt;span&gt; tag-ը օգտագործվում է խմբավորելու inline էլեմենտներ փաստաթղթում։</text:span></text:p>
              </text:list-item>
              <text:list-item>
                <text:p><text:span text:style-name="T7">Երբ տեքստը վերցված է &lt;span&gt; էլեմենտի մեջ, ապա կարող ենք այն ձևափոխել CSS-ով կամ կառավարել JavaScript-ով․</text:span></text:p>
                <text:list>
                  <text:list-item>
                    <text:p><text:span text:style-name="T7">&lt;p&gt;This is &lt;span class="paper"&gt;Span&lt;/span&gt;&lt;/p&gt;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8" presentation:class="page"/>
          <draw:frame presentation:style-name="pr5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479cm" svg:x="2.34cm" svg:y="1.299cm">
          <draw:text-box>
            <text:p text:style-name="P6"><text:span text:style-name="T13">HTML Form-եր</text:span></text:p>
          </draw:text-box>
        </draw:frame>
        <draw:frame presentation:style-name="pr58" draw:text-style-name="P10" draw:layer="layout" svg:width="29.845cm" svg:height="15.482cm" svg:x="1.27cm" svg:y="3.81cm" presentation:class="outline" presentation:user-transformed="true">
          <draw:text-box>
            <text:list text:style-name="L4">
              <text:list-item>
                <text:p><text:span text:style-name="T21">HTML form-երն օգտագործվում են սերվերին ինֆորմացիա փոխանցելու համար։</text:span></text:p>
              </text:list-item>
              <text:list-item>
                <text:p><text:span text:style-name="T21">HTML form-երը կարող են պարունակել մուտքագրման (input) էլեմենտներ ինչպսիք են՝ text field, checkboxe, radio-button, submit button և այլն։</text:span><text:span text:style-name="T21"><text:line-break/></text:span><text:span text:style-name="T21">form-ը կարող է նույնպես պարունակել input, button, option, select, textarea, fieldset, legend և label էլեմենտներ։</text:span></text:p>
              </text:list-item>
              <text:list-item>
                <text:p><text:span text:style-name="T21">&lt;form&gt; tag-ն օգտագործվում է <text:s/>HTML form ստեղծելու համար:</text:span></text:p>
              </text:list-item>
              <text:list-item>
                <text:p><text:span text:style-name="T21">action ատրիբուտը մատնանշում է թե որտեղ ուղարկել form-ի տվյալները, երբ form-ն հաստատվում է։ Հնարավոր արժեք՝ URL</text:span></text:p>
                <text:list>
                  <text:list-item>
                    <text:p><text:span text:style-name="T22">&lt;form action="demo_form.asp" method="get"&gt;</text:span></text:p>
                  </text:list-item>
                  <text:list-item>
                    <text:p><text:span text:style-name="T22"><text:s text:c="2"/></text:span><text:span text:style-name="T22">&lt;input type="submit" value="Submit"&gt;</text:span></text:p>
                  </text:list-item>
                  <text:list-item>
                    <text:p><text:span text:style-name="T22">&lt;/form&gt;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9" presentation:class="page"/>
          <draw:frame presentation:style-name="pr5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479cm" svg:x="2.34cm" svg:y="1.299cm">
          <draw:text-box>
            <text:p text:style-name="P6"><text:span text:style-name="T13">HTML &lt;input&gt; Tag</text:span></text:p>
          </draw:text-box>
        </draw:frame>
        <draw:frame presentation:style-name="pr60" draw:text-style-name="P14" draw:layer="layout" svg:width="28.602cm" svg:height="14.703cm" svg:x="1.878cm" svg:y="3.81cm" presentation:class="outline" presentation:user-transformed="true">
          <draw:text-box>
            <text:list text:style-name="L4">
              <text:list-item>
                <text:p><text:span text:style-name="T22">&lt;input&gt; tag-ը մատնանշում է մուտքագրման (input) դաշտ, որտեղ օգտագործողը կարող է լրացնել տվյալ։</text:span></text:p>
              </text:list-item>
              <text:list-item>
                <text:p><text:span text:style-name="T22">input դաշտը կարող է լինել տարբեր ձևերի, կախված type ատրիբուտից։</text:span></text:p>
              </text:list-item>
              <text:list-item>
                <text:p><text:span text:style-name="T22">Input-ի type-ը կարող է լինել՝ button, checkbox, file, hidden, image, password, radio, submit, text։</text:span></text:p>
              </text:list-item>
              <text:list-item>
                <text:p><text:span text:style-name="T22">HTML5-ում կան հետևյալ input-ի նոր տիպերի՝ color, date, datetime, datetime-local, month, week, time, email, number, range, search, tel և url։</text:span></text:p>
              </text:list-item>
              <text:list-item>
                <text:p><text:span text:style-name="T22">&lt;input&gt; tag-ի ատրիբուտները կարող են թույլատրելի լինել կախված input type-ից։ Հետևյալը բոլոր ատրիբուտների ցանկն է՝</text:span></text:p>
                <text:list>
                  <text:list-item>
                    <text:p><text:span text:style-name="T22">accept, alt, autocomplete, autofocus, checked, disabled, formaction, formenctype, formmethod, formnovalidate, formtarget, height, list, max, maxlenght, min, multiple, name, readonly, required, size, src, type, value, widht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30" presentation:class="page"/>
          <draw:frame presentation:style-name="pr6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479cm" svg:x="2.34cm" svg:y="1.299cm">
          <draw:text-box>
            <text:p text:style-name="P6"><text:span text:style-name="T13">HTML &lt;textarea&gt; Tag</text:span></text:p>
          </draw:text-box>
        </draw:frame>
        <draw:frame presentation:style-name="pr62" draw:text-style-name="P10" draw:layer="layout" svg:width="28.602cm" svg:height="15.412cm" svg:x="1.878cm" svg:y="3.81cm" presentation:class="outline" presentation:user-transformed="true">
          <draw:text-box>
            <text:list text:style-name="L4">
              <text:list-item>
                <text:p><text:span text:style-name="T22">&lt;textarea&gt; tag-ը սահմանում է բազմատողանի (multi-line) տեքստային մուտքագրման էլեմենտ։</text:span></text:p>
              </text:list-item>
              <text:list-item>
                <text:p><text:span text:style-name="T22">text area-ն կարող է պահել անսահմանափակ քանակի սիմվոլներ։</text:span></text:p>
              </text:list-item>
              <text:list-item>
                <text:p><text:span text:style-name="T22">text area-ի չափսը կարող է սահմանվել cols և rows ատրիբուտներով կամ ավելի լավ է CSS-ի height և width հատկություններով։</text:span></text:p>
              </text:list-item>
              <text:list-item>
                <text:p><text:span text:style-name="T22">&lt;textarea&gt; tag-ի ատրիբուտներն են՝ cols, disabled, name, readonly, rows։</text:span></text:p>
              </text:list-item>
              <text:list-item>
                <text:p><text:span text:style-name="T22">HTML5-ը ավելացրել է մի քանի նոր ատրիբուտներ՝ autofocus, form, maxlength, placeholder, required, wrap։</text:span></text:p>
              </text:list-item>
              <text:list-item>
                <text:p><text:span text:style-name="T22">Օրինակներ՝</text:span></text:p>
                <text:list>
                  <text:list-item>
                    <text:p><text:span text:style-name="T23">&lt;textarea rows="4" cols="50" wrap="hard" autofocus &gt;</text:span></text:p>
                  </text:list-item>
                  <text:list-item>
                    <text:p><text:span text:style-name="T23">&lt;textarea name="comment" wrap="soft" maxlength="50" required&gt;</text:span></text:p>
                  </text:list-item>
                  <text:list-item>
                    <text:p><text:span text:style-name="T23">&lt;textarea placeholder="Input your Name" &gt;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31" presentation:class="page"/>
          <draw:frame presentation:style-name="pr6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479cm" svg:x="2.34cm" svg:y="1.299cm">
          <draw:text-box>
            <text:p text:style-name="P6"><text:span text:style-name="T13">HTML &lt;button&gt; Tag</text:span></text:p>
          </draw:text-box>
        </draw:frame>
        <draw:frame presentation:style-name="pr64" draw:text-style-name="P10" draw:layer="layout" svg:width="28.602cm" svg:height="13.865cm" svg:x="1.878cm" svg:y="4.445cm" presentation:class="outline" presentation:user-transformed="true">
          <draw:text-box>
            <text:list text:style-name="L4">
              <text:list-item>
                <text:p><text:span text:style-name="T22">&lt;button&gt; tag-ը սահմանում է կոճակ</text:span></text:p>
              </text:list-item>
              <text:list-item>
                <text:p><text:span text:style-name="T22">&lt;button&gt; էլեմենտի մեջ մենք կարող ենք տեղադրել կոնտենտ ինչպիսին է տեքստը կամ նկարը։</text:span></text:p>
              </text:list-item>
              <text:list-item>
                <text:p><text:span text:style-name="T22">Անհրաժեշտ է միշտ սահմանել type ատրիբուտը &lt;button&gt; էլեմենտի համար։ Տարբեր browser-ներ օգտագործում են տարբեր լռելյայն type-եր &lt;button&gt; էլեմենտի համար․</text:span></text:p>
                <text:list>
                  <text:list-item>
                    <text:p><text:span text:style-name="T22">&lt;button type="button"&gt;Click Here!&lt;/button&gt;</text:span></text:p>
                  </text:list-item>
                </text:list>
              </text:list-item>
              <text:list-item>
                <text:p><text:span text:style-name="T22">&lt;button&gt; tag-ի ատրիբուտներն են՝ autofocus, disabaled, form, formaction, formenctype, formmethod, formnovalidate, formtarget, name, type, value։</text:span></text:p>
              </text:list-item>
              <text:list-item>
                <text:p><text:span text:style-name="T22">type ատրիբուտը սահմանում է button-ի տիպը՝</text:span></text:p>
                <text:list>
                  <text:list-item>
                    <text:p><text:span text:style-name="T22">&lt;button type="button|submit|reset"&gt;</text:span></text:p>
                  </text:list-item>
                </text:list>
              </text:list-item>
              <text:list-item>
                <text:p><text:span text:style-name="T22">form-ում button-ը և նրա արժեքը փոխանցվում է միայն այն ժամանակ, երբ button-ը օգտագործվում է որպես submit։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32" presentation:class="page"/>
          <draw:frame presentation:style-name="pr6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479cm" svg:x="2.34cm" svg:y="1.299cm">
          <draw:text-box>
            <text:p text:style-name="P6"><text:span text:style-name="T13">HTML &lt;select&gt; Tag</text:span></text:p>
          </draw:text-box>
        </draw:frame>
        <draw:frame presentation:style-name="pr66" draw:text-style-name="P10" draw:layer="layout" svg:width="28.602cm" svg:height="15.559cm" svg:x="1.878cm" svg:y="3.81cm" presentation:class="outline" presentation:user-transformed="true">
          <draw:text-box>
            <text:list text:style-name="L4">
              <text:list-item>
                <text:p><text:span text:style-name="T22">&lt;select&gt; էլեմենտը ստեղծում է ներքև բացվող (drop-down) ցանկ։</text:span></text:p>
              </text:list-item>
              <text:list-item>
                <text:p><text:span text:style-name="T22">&lt;option&gt; tag-երը &lt;select&gt; էլեմենտի մեջ սահմանում են հնարավոր տարբերակները ցանկում։</text:span></text:p>
              </text:list-item>
              <text:list-item>
                <text:p><text:span text:style-name="T22">&lt;option&gt; tag-ը կարող է օգտագործվել առանց որևէ ատրիբուտի (ատրիբուտներ՝disabled, selected, label, value), բայց հաճախ անհրաժեշտ է լինում օգտագործել value ատրիբուտը, որը մատնանշում է այն արժեքը, որը կուղարկվի սերվերին։</text:span></text:p>
              </text:list-item>
              <text:list-item>
                <text:p><text:span text:style-name="T22">&lt;optgroup&gt;-ն օգտագործում է drop-down ցանկում <text:s/>կապակցված տարբերակները (options) խմբավորելու համար։</text:span></text:p>
              </text:list-item>
              <text:list-item>
                <text:p><text:span text:style-name="T22">Size ատրիբուտը սահմանում է երևացող option-ների քանակը։</text:span></text:p>
              </text:list-item>
              <text:list-item>
                <text:p><text:span text:style-name="T23">&lt;Select&gt; -ի օրինակ</text:span></text:p>
                <text:list>
                  <text:list-item>
                    <text:p><text:span text:style-name="T23">&lt;select size=”2” name=”Yes/no” autofocus multiple&gt;</text:span></text:p>
                  </text:list-item>
                  <text:list-item>
                    <text:p><text:span text:style-name="T23"><text:s text:c="2"/></text:span><text:span text:style-name="T23">&lt;option value="yes"&gt;Yes&lt;/option&gt;</text:span></text:p>
                  </text:list-item>
                  <text:list-item>
                    <text:p><text:span text:style-name="T23"><text:s text:c="2"/></text:span><text:span text:style-name="T23">&lt;option value="no"&gt;No&lt;/option&gt; </text:span></text:p>
                  </text:list-item>
                  <text:list-item>
                    <text:p><text:span text:style-name="T23">&lt;/select&gt;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33" presentation:class="page"/>
          <draw:frame presentation:style-name="pr6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479cm" svg:x="2.34cm" svg:y="1.299cm">
          <draw:text-box>
            <text:p text:style-name="P6"><text:span text:style-name="T13">HTML Form-աներ (շար․)</text:span></text:p>
          </draw:text-box>
        </draw:frame>
        <draw:frame presentation:style-name="pr68" draw:text-style-name="P10" draw:layer="layout" svg:width="28.602cm" svg:height="14.994cm" svg:x="1.878cm" svg:y="3.81cm" presentation:class="outline" presentation:user-transformed="true">
          <draw:text-box>
            <text:list text:style-name="L4">
              <text:list-item>
                <text:p><text:span text:style-name="T22">&lt;fieldset&gt; tag-ը օգտագործվում է form-ում կապակցված էլեմենտները խմբավորելու համար։</text:span></text:p>
              </text:list-item>
              <text:list-item>
                <text:p><text:span text:style-name="T22">&lt;fieldset&gt; tag-ը նկարում է ուրվագիծ էլեմենտների շուրջ։</text:span></text:p>
              </text:list-item>
              <text:list-item>
                <text:p><text:span text:style-name="T22">&lt;label&gt; tag-ը սահմանում է նշում &lt;input&gt; էլեմենտի համար։</text:span></text:p>
              </text:list-item>
              <text:list-item>
                <text:p><text:span text:style-name="T22">&lt;label&gt; էլեմենտը չի տրամադրում ոչ մի հատուկ բան օգտագործողի համար։ Սակայն այն ապահովում է օգտագործման հարմարավետության (usability) բարելավում մկնիկով օգտվողների համար, որովհետև երբ օգտագործողը սեղմում է &lt;label&gt; էլեմենտի տեքստին, այն անցնում է նշված էլեմենտին։</text:span></text:p>
              </text:list-item>
              <text:list-item>
                <text:p><text:span text:style-name="T22">&lt;label&gt; tag-ի for ատրիբուտի արժեքը պետք է լինի հավասար կապակցված էլեմենտի id ատրիբուտին, որպեսզի կապի դրանք միմյանց․</text:span></text:p>
                <text:list>
                  <text:list-item>
                    <text:p><text:span text:style-name="T22">&lt;label for="male"&gt;Male&lt;/label&gt;</text:span></text:p>
                  </text:list-item>
                  <text:list-item>
                    <text:p><text:span text:style-name="T22">&lt;input type="radio" name="sex" id="male" value="male"&gt;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34" presentation:class="page"/>
          <draw:frame presentation:style-name="pr6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479cm" svg:x="2.34cm" svg:y="1.299cm">
          <draw:text-box>
            <text:p text:style-name="P6"><text:span text:style-name="T13">HTML Iframe-եր</text:span></text:p>
          </draw:text-box>
        </draw:frame>
        <draw:frame presentation:style-name="pr70" draw:text-style-name="P15" draw:layer="layout" svg:width="28.602cm" svg:height="15.357cm" svg:x="1.878cm" svg:y="3.81cm" presentation:class="outline" presentation:user-transformed="true">
          <draw:text-box>
            <text:list text:style-name="L4">
              <text:list-item>
                <text:p><text:span text:style-name="T22">Iframe-ը օգտագործվում է ցուցադրելու վեբ էջ տվյալ վեբ էջի մեջ։</text:span></text:p>
              </text:list-item>
              <text:list-item>
                <text:p><text:span text:style-name="T22">Iframe ավելացնելու սինտաքս այպես է՝&lt;iframe src="URL"&gt;&lt;/iframe&gt;։</text:span></text:p>
              </text:list-item>
              <text:list-item>
                <text:p><text:span text:style-name="T22">height և width ատրիբուտները օգտագործվում են սահմանելու iframe-ի բարձրությունը և լայնությունը։</text:span></text:p>
              </text:list-item>
              <text:list-item>
                <text:p><text:span text:style-name="T22">iframe-ը կարող է օգտագործվել որպես նպատակային տիրույթ link-ի համար</text:span></text:p>
                <text:list>
                  <text:list-item>
                    <text:p><text:span text:style-name="T23">&lt;iframe src="iframe.html" name="iframe_a"&gt;&lt;/iframe&gt;</text:span></text:p>
                    <text:p><text:span text:style-name="T23">&lt;a href="http://www.google.com" target="iframe_a"&gt;Google&lt;/a&gt;</text:span></text:p>
                  </text:list-item>
                </text:list>
              </text:list-item>
              <text:list-item>
                <text:p><text:span text:style-name="T22">sandbox ատրիբուտը թույլ է տալիս սահմանել մի շարք սահմանափակումներ iframe-ի պարունակության համար․</text:span></text:p>
                <text:list>
                  <text:list-item>
                    <text:p><text:span text:style-name="T23">allow-same-origin, allow-top-navigation, allow-forms, allow-scripts</text:span></text:p>
                  </text:list-item>
                  <text:list-item>
                    <text:p><text:span text:style-name="T23">Դատարկ արժեքը՝ "" , կվերագրի բոլոր սահմանափակումները:</text:span></text:p>
                  </text:list-item>
                </text:list>
              </text:list-item>
              <text:list-item>
                <text:p><text:span text:style-name="T22">Վեբ կայքերի անվտանգության համար iFrame-երը պետք է արգելված լինեն (սա կքննարկվի </text:span><text:span text:style-name="T23">"</text:span><text:span text:style-name="T22">Web security</text:span><text:span text:style-name="T23">"</text:span><text:span text:style-name="T22"> դասում):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35" presentation:class="page"/>
          <draw:frame presentation:style-name="pr7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479cm" svg:x="2.34cm" svg:y="1.299cm">
          <draw:text-box>
            <text:p text:style-name="P6"><text:span text:style-name="T13">URL կոդավորում (Encoding)</text:span></text:p>
          </draw:text-box>
        </draw:frame>
        <draw:frame presentation:style-name="pr72" draw:text-style-name="P10" draw:layer="layout" svg:width="28.602cm" svg:height="14.189cm" svg:x="1.878cm" svg:y="4.226cm" presentation:class="outline" presentation:user-transformed="true">
          <draw:text-box>
            <text:list text:style-name="L4">
              <text:list-item>
                <text:p><text:span text:style-name="T22">URL-ները կարող են ուղարկվել ինտերնետով՝ միայն օգտագործելով ASCII սիմվոլների բազմությունը։</text:span></text:p>
              </text:list-item>
              <text:list-item>
                <text:p><text:span text:style-name="T22">Քանի որ URL-ները հաճախ պարունակում են սիմվոլներ ASCII բազմությունից դուրս, այդ պատճառով URL-ները պետք է փոխակերպվեն վավեր ASCII ֆորմատի։</text:span></text:p>
              </text:list-item>
              <text:list-item>
                <text:p><text:span text:style-name="T22">URL encoding-ը փոխակերպում է սիմվոլները այն ֆորմատի, որը կարող է փոխանցվել ինտերնետով։</text:span></text:p>
              </text:list-item>
              <text:list-item>
                <text:p><text:span text:style-name="T22">URL encoding-ը փոխարինում է ոչ ASCII սիմվոլները "%"-ին հաջորդող երկու hexadecimal թվերով։</text:span></text:p>
              </text:list-item>
              <text:list-item>
                <text:p><text:span text:style-name="T22">URL-ները չեն կարող պարունակել բացատ։ URL encoding-ը սովորաբար փոխարինում է բացատը "+" նշանով։</text:span></text:p>
              </text:list-item>
              <text:list-item>
                <text:p><text:span text:style-name="T22">Encoding-ի օրինակ մենք կարող ենք տեսնել հետևյալ հղումով՝ </text:span><text:span text:style-name="T22"><text:a xlink:href="http://www.url-encode-decode.com/" xlink:type="simple">http://www.url-encode-decode.com</text:a></text:span></text:p>
              </text:list-item>
              <text:list-item>
                <text:p><text:span text:style-name="T22">JavaScript-ում, PHP-ում և ASP-ում կան ֆունկցիաներ, որոնք </text:span><text:span text:style-name="T22"><text:line-break/></text:span><text:span text:style-name="T22">կարող են օգտագործվել URL-ն կոդավորելու համար։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36" presentation:class="page"/>
          <draw:frame presentation:style-name="pr7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1" presentation:presentation-page-layout-name="AL1T0">
        <office:forms form:automatic-focus="false" form:apply-design-mode="false"/>
        <draw:frame presentation:style-name="pr74" draw:text-style-name="P17" draw:layer="layout" svg:width="27.2cm" svg:height="3.185cm" svg:x="2.666cm" svg:y="9.775cm" presentation:class="title" presentation:user-transformed="true">
          <draw:text-box>
            <text:p text:style-name="P16"><text:span text:style-name="T1">Շնորհակալություն</text:span><text:span text:style-name="T1"><text:line-break/></text:span><text:span text:style-name="T1"> 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75" draw:text-style-name="P6" draw:layer="layout" svg:width="16.232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-name="Transparency_20_1" draw:fill-image-width="0cm" draw:fill-image-height="0cm" draw:textarea-horizontal-align="right" draw:fit-to-contour="true" fo:padding-top="0cm" fo:padding-bottom="0cm" fo:padding-left="0cm" fo:padding-right="0cm" draw:shadow="hidden" draw:shadow-offset-x="0.305cm" draw:shadow-offset-y="0.305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family="'DejaVu Sans'" style:font-family-generic="swiss" style:font-pitch="variable" fo:font-size="10pt" fo:language="en" fo:country="US" style:language-asian="en" style:country-asian="US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'DejaVu Sans'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size="22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DejaVu Sans'" style:font-family-generic="swiss" style:font-pitch="variable" fo:font-size="38pt" fo:font-style="normal" fo:text-shadow="none" style:text-underline-style="none" fo:font-weight="normal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'DejaVu Sans'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size="22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DejaVu Sans'" style:font-family-generic="swiss" style:font-pitch="variable" fo:font-size="38pt" fo:font-style="normal" fo:text-shadow="none" style:text-underline-style="none" fo:font-weight="normal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6.801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12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244cm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8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33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text:enable-numbering="false" fo:margin-left="0cm" fo:margin-right="0cm" fo:line-height="100%" fo:text-align="start" fo:text-indent="0cm" style:punctuation-wrap="hanging" style:line-break="strict" style:writing-mode="lr-tb"/>
    </style:style>
    <style:style style:name="MP9" style:family="paragraph">
      <style:paragraph-properties text:enable-numbering="false" fo:margin-left="0cm" fo:margin-right="0cm" fo:line-height="100%" fo:text-align="start" fo:text-indent="0cm" style:punctuation-wrap="hanging" style:line-break="stric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Symbol" style:font-pitch="variable" style:font-charset="x-symbol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style:style style:name="MT3" style:family="text">
      <style:text-properties fo:color="#000000" fo:font-family="Albany" style:font-style-name="Standard" style:font-family-generic="swiss" style:font-pitch="variable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style:style style:name="MT4" style:family="text">
      <style:text-properties fo:color="#000000" fo:font-family="Albany" style:font-style-name="Standard" style:font-family-generic="swiss" style:font-pitch="variable" fo:font-size="14pt" fo:language="en" fo:country="GB" fo:font-weight="normal" style:font-family-asian="Symbol" style:font-pitch-asian="variable" style:font-charset-asian="x-symbol" style:font-size-asian="14pt" style:font-weight-asian="normal" style:font-family-complex="Symbol" style:font-pitch-complex="variable" style:font-charset-complex="x-symbol" style:font-size-complex="14pt" style:font-weight-complex="normal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6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28.773cm" svg:height="11.6cm" svg:x="1.599cm" svg:y="4.665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1" draw:text-style-name="MP1" draw:layer="backgroundobjects" svg:width="7.439cm" svg:height="1.311cm" svg:x="23.495cm" svg:y="18.374cm" presentation:class="page-number">
        <draw:text-box>
          <text:p text:style-name="MP1"><text:page-number>&lt;number&gt;</text:page-number></text:p>
        </draw:text-box>
      </draw:frame>
      <draw:frame draw:style-name="Mgr5" draw:text-style-name="MP7" draw:layer="backgroundobjects" svg:width="3.423cm" svg:height="2.437cm" svg:x="27.305cm" svg:y="17.145cm">
        <draw:image xlink:href="Pictures/100002010000061E00000559248150B9.png" xlink:type="simple" xlink:show="embed" xlink:actuate="onLoad">
          <text:p/>
        </draw:image>
      </draw:frame>
      <draw:frame presentation:style-name="Mpr2" draw:layer="backgroundobjects" svg:width="13.198cm" svg:height="1.243cm" svg:x="1.27cm" svg:y="18.415cm" presentation:class="footer">
        <draw:text-box>
          <text:p><presentation:footer/></text:p>
        </draw:text-box>
      </draw:frame>
      <draw:frame presentation:style-name="Mpr3" draw:text-style-name="MP9" draw:layer="backgroundobjects" svg:width="13.198cm" svg:height="1.243cm" svg:x="1.415cm" svg:y="18.825cm">
        <draw:text-box>
          <text:p text:style-name="MP8"><text:span text:style-name="MT2"></text:span><text:span text:style-name="MT3"> </text:span><text:span text:style-name="MT4">Ինստիգեյթ ուսումնական կենտրոն</text:span></text:p>
        </draw:text-box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2.665cm" svg:y="9.776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8.795cm" svg:height="11.6cm" svg:x="1.599cm" svg:y="4.68cm" presentation:class="outline" presentation:placeholder="true">
        <draw:text-box/>
      </draw:frame>
      <draw:frame draw:style-name="Mgr5" draw:text-style-name="MP7" draw:layer="backgroundobjects" svg:width="3.423cm" svg:height="2.437cm" svg:x="27.306cm" svg:y="17.146cm">
        <draw:image xlink:href="Pictures/100002010000061E00000559248150B9.png" xlink:type="simple" xlink:show="embed" xlink:actuate="onLoad">
          <text:p/>
        </draw:image>
      </draw:frame>
      <draw:frame draw:style-name="Mgr8" draw:layer="backgroundobjects" svg:width="0.002cm" svg:height="0.937cm" svg:x="15.875cm" svg:y="2.526cm">
        <draw:text-box>
          <text:p/>
        </draw:text-box>
      </draw:frame>
      <draw:frame draw:style-name="Mgr5" draw:text-style-name="MP7" draw:layer="backgroundobjects" svg:width="32.004cm" svg:height="9.144cm" svg:x="0.021cm" svg:y="0cm">
        <draw:image xlink:href="Pictures/10000000000003C000000149DDA4D64C.jpg" xlink:type="simple" xlink:show="embed" xlink:actuate="onLoad">
          <text:p/>
        </draw:image>
      </draw:frame>
      <draw:frame draw:style-name="Mgr5" draw:text-style-name="MP7" draw:layer="backgroundobjects" svg:width="8.563cm" svg:height="7.486cm" svg:x="11.719cm" svg:y="0.635cm">
        <draw:image xlink:href="Pictures/100002010000061E00000559248150B9.png" xlink:type="simple" xlink:show="embed" xlink:actuate="onLoad">
          <text:p/>
        </draw:image>
      </draw:frame>
      <draw:frame presentation:style-name="Mpr4" draw:text-style-name="MP9" draw:layer="backgroundobjects" svg:width="13.198cm" svg:height="1.243cm" svg:x="1.415cm" svg:y="18.825cm">
        <draw:text-box>
          <text:p text:style-name="MP8"><text:span text:style-name="MT2"></text:span><text:span text:style-name="MT3"> </text:span><text:span text:style-name="MT4">Ինստիգեյթ ուսումնական կենտրոն</text:span></text:p>
        </draw:text-box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8.799cm" svg:height="3.339cm" svg:x="1.6cm" svg:y="0.798cm" presentation:class="title" presentation:placeholder="true">
        <draw:text-box/>
      </draw:frame>
      <draw:frame presentation:style-name="Default_20_1-outline1" draw:layer="backgroundobjects" svg:width="28.799cm" svg:height="11.6cm" svg:x="1.6cm" svg:y="4.68cm" presentation:class="outline" presentation:placeholder="true">
        <draw:text-box/>
      </draw:frame>
      <draw:frame presentation:style-name="Mpr5" draw:text-style-name="MP2" draw:layer="backgroundobjects" svg:width="7.455cm" svg:height="1.379cm" svg:x="1.6cm" svg:y="18.22cm" presentation:class="date-time">
        <draw:text-box>
          <text:p text:style-name="MP2"><text:span text:style-name="MT1"><presentation:date-time/></text:span></text:p>
        </draw:text-box>
      </draw:frame>
      <draw:frame presentation:style-name="Mpr5" draw:text-style-name="MP10" draw:layer="backgroundobjects" svg:width="10.143cm" svg:height="1.379cm" svg:x="10.944cm" svg:y="18.22cm" presentation:class="footer">
        <draw:text-box>
          <text:p text:style-name="MP10"><text:span text:style-name="MT1"><presentation:footer/></text:span></text:p>
        </draw:text-box>
      </draw:frame>
      <draw:frame presentation:style-name="Mpr5" draw:text-style-name="MP4" draw:layer="backgroundobjects" svg:width="7.455cm" svg:height="1.379cm" svg:x="22.944cm" svg:y="18.22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026cm" presentation:class="page"/>
        <draw:frame presentation:style-name="Default_20_1-notes" draw:layer="backgroundobjects" svg:width="16.255cm" svg:height="12cm" svg:x="2.032cm" svg:y="12.668cm" presentation:class="notes" presentation:placeholder="true">
          <draw:text-box/>
        </draw:frame>
        <draw:frame presentation:style-name="Mpr6" draw:text-style-name="MP2" draw:layer="backgroundobjects" svg:width="8.817cm" svg:height="1.332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8.817cm" svg:height="1.332cm" svg:x="11.502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7" draw:text-style-name="MP2" draw:layer="backgroundobjects" svg:width="8.817cm" svg:height="1.332cm" svg:x="0cm" svg:y="25.337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8.817cm" svg:height="1.332cm" svg:x="11.502cm" svg:y="25.337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meta:creation-date>2006-08-25T01:56:29</meta:creation-date>
    <dc:date>2014-10-21T18:15:02</dc:date>
    <meta:print-date>2006-08-25T01:56:29</meta:print-date>
    <meta:editing-cycles>291</meta:editing-cycles>
    <meta:editing-duration>P3DT9H49M18S</meta:editing-duration>
    <dc:creator>employee </dc:creator>
    <meta:document-statistic meta:object-count="198"/>
    <meta:user-defined meta:name="Info 1"/>
    <meta:user-defined meta:name="Info 2"/>
    <meta:user-defined meta:name="Info 3"/>
    <meta:user-defined meta:name="Info 4"/>
  </office:meta>
</office:document-meta>
</file>